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72">
            <text:p>17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03">
            <text:p>30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51">
            <text:p>35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6990">
            <text:p>1699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7825">
            <text:p>178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0762">
            <text:p>2076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5">
            <text:p>2021-02-2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4 - 1.37)">
            <text:p>(1.04 - 1.3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">
            <text:p>1.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06.25">
            <text:p>-106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0995595952023988">
            <text:p>-0.0099559595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65348419093899">
            <text:p>0.9653484191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40.875">
            <text:p>40.8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0.00292507513954487">
            <text:p>0.002925075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1.01025453287497">
            <text:p>1.0102545329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18">
            <text:p>14418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107.625">
            <text:p>-107.62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746462754889721">
            <text:p>-0.007464627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7398301608117">
            <text:p>0.9739830161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90">
            <text:p>14390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23">
            <text:p>-23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159833217512161">
            <text:p>-0.0015983322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94410844531929">
            <text:p>0.9944108445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34">
            <text:p>1334</text:p>
          </table:table-cell>
          <table:table-cell office:value-type="float" office:value="10427">
            <text:p>10427</text:p>
          </table:table-cell>
          <table:table-cell office:value-type="float" office:value="13611">
            <text:p>13611</text:p>
          </table:table-cell>
          <table:table-cell office:value-type="float" office:value="20083">
            <text:p>20083</text:p>
          </table:table-cell>
          <table:table-cell office:value-type="float" office:value="0.5">
            <text:p>0.5</text:p>
          </table:table-cell>
          <table:table-cell office:value-type="float" office:value="48.625">
            <text:p>48.625</text:p>
          </table:table-cell>
          <table:table-cell office:value-type="float" office:value="-222.75">
            <text:p>-222.75</text:p>
          </table:table-cell>
          <table:table-cell table:style-name="ce17" office:value-type="float" office:value="0.0000479524311882612">
            <text:p>4.80E-005</text:p>
          </table:table-cell>
          <table:table-cell office:value-type="float" office:value="0.00357247814267872">
            <text:p>0.0035724781</text:p>
          </table:table-cell>
          <table:table-cell office:value-type="float" office:value="-0.0110914703978489">
            <text:p>-0.0110914704</text:p>
          </table:table-cell>
          <table:table-cell office:value-type="float" office:value="1.00016783801605">
            <text:p>1.000167838</text:p>
          </table:table-cell>
          <table:table-cell office:value-type="float" office:value="1.01252868819553">
            <text:p>1.0125286882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16.5">
            <text:p>16.5</text:p>
          </table:table-cell>
          <table:table-cell office:value-type="float" office:value="-76.75">
            <text:p>-76.75</text:p>
          </table:table-cell>
          <table:table-cell office:value-type="float" office:value="-27.875">
            <text:p>-27.875</text:p>
          </table:table-cell>
          <table:table-cell office:value-type="float" office:value="0.00156933612326422">
            <text:p>0.0015693361</text:p>
          </table:table-cell>
          <table:table-cell office:value-type="float" office:value="-0.00557411576730336">
            <text:p>-0.0055741158</text:p>
          </table:table-cell>
          <table:table-cell office:value-type="float" office:value="-0.00147447765141497">
            <text:p>-0.0014744777</text:p>
          </table:table-cell>
          <table:table-cell office:value-type="float" office:value="1.00549750355053">
            <text:p>1.0054975036</text:p>
          </table:table-cell>
          <table:table-cell office:value-type="float" office:value="0.980551493516949">
            <text:p>0.9805514935</text:p>
          </table:table-cell>
          <table:table-cell office:value-type="float" office:value="0.994843589425363">
            <text:p>0.99484358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5">
            <text:p>625</text:p>
          </table:table-cell>
          <table:table-cell office:value-type="float" office:value="10215">
            <text:p>10215</text:p>
          </table:table-cell>
          <table:table-cell office:value-type="float" office:value="13538">
            <text:p>13538</text:p>
          </table:table-cell>
          <table:table-cell office:value-type="float" office:value="19461">
            <text:p>19461</text:p>
          </table:table-cell>
          <table:table-cell office:value-type="float" office:value="-152.5">
            <text:p>-152.5</text:p>
          </table:table-cell>
          <table:table-cell office:value-type="float" office:value="-161.25">
            <text:p>-161.25</text:p>
          </table:table-cell>
          <table:table-cell office:value-type="float" office:value="-88.625">
            <text:p>-88.625</text:p>
          </table:table-cell>
          <table:table-cell office:value-type="float" office:value="-0.0149290259422418">
            <text:p>-0.0149290259</text:p>
          </table:table-cell>
          <table:table-cell office:value-type="float" office:value="-0.0119109174176392">
            <text:p>-0.0119109174</text:p>
          </table:table-cell>
          <table:table-cell office:value-type="float" office:value="-0.00455397975438056">
            <text:p>-0.0045539798</text:p>
          </table:table-cell>
          <table:table-cell office:value-type="float" office:value="0.948185245800699">
            <text:p>0.9481852458</text:p>
          </table:table-cell>
          <table:table-cell office:value-type="float" office:value="0.958589854147573">
            <text:p>0.9585898541</text:p>
          </table:table-cell>
          <table:table-cell office:value-type="float" office:value="0.984101718773611">
            <text:p>0.98410171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889">
            <text:p>889</text:p>
          </table:table-cell>
          <table:table-cell office:value-type="float" office:value="10383">
            <text:p>10383</text:p>
          </table:table-cell>
          <table:table-cell office:value-type="float" office:value="13282">
            <text:p>13282</text:p>
          </table:table-cell>
          <table:table-cell office:value-type="float" office:value="19417">
            <text:p>19417</text:p>
          </table:table-cell>
          <table:table-cell office:value-type="float" office:value="-146.25">
            <text:p>-146.25</text:p>
          </table:table-cell>
          <table:table-cell office:value-type="float" office:value="-131">
            <text:p>-131</text:p>
          </table:table-cell>
          <table:table-cell office:value-type="float" office:value="-12.5">
            <text:p>-12.5</text:p>
          </table:table-cell>
          <table:table-cell office:value-type="float" office:value="-0.014085524414909">
            <text:p>-0.0140855244</text:p>
          </table:table-cell>
          <table:table-cell office:value-type="float" office:value="-0.00986297244390905">
            <text:p>-0.0098629724</text:p>
          </table:table-cell>
          <table:table-cell office:value-type="float" office:value="-0.00064376577226142">
            <text:p>-0.0006437658</text:p>
          </table:table-cell>
          <table:table-cell office:value-type="float" office:value="0.951089532463983">
            <text:p>0.9510895325</text:p>
          </table:table-cell>
          <table:table-cell office:value-type="float" office:value="0.96567026176816">
            <text:p>0.9656702618</text:p>
          </table:table-cell>
          <table:table-cell office:value-type="float" office:value="0.997747632088449">
            <text:p>0.99774763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10427">
            <text:p>10427</text:p>
          </table:table-cell>
          <table:table-cell office:value-type="float" office:value="13676">
            <text:p>13676</text:p>
          </table:table-cell>
          <table:table-cell office:value-type="float" office:value="18716">
            <text:p>18716</text:p>
          </table:table-cell>
          <table:table-cell office:value-type="float" office:value="0.5">
            <text:p>0.5</text:p>
          </table:table-cell>
          <table:table-cell office:value-type="float" office:value="-134">
            <text:p>-134</text:p>
          </table:table-cell>
          <table:table-cell office:value-type="float" office:value="-196">
            <text:p>-196</text:p>
          </table:table-cell>
          <table:table-cell table:style-name="ce17" office:value-type="float" office:value="0.0000479524311882612">
            <text:p>4.80E-005</text:p>
          </table:table-cell>
          <table:table-cell office:value-type="float" office:value="-0.00979818660427025">
            <text:p>-0.0097981866</text:p>
          </table:table-cell>
          <table:table-cell office:value-type="float" office:value="-0.0104723231459714">
            <text:p>-0.0104723231</text:p>
          </table:table-cell>
          <table:table-cell office:value-type="float" office:value="1.00016783801605">
            <text:p>1.000167838</text:p>
          </table:table-cell>
          <table:table-cell office:value-type="float" office:value="0.965894515628089">
            <text:p>0.9658945156</text:p>
          </table:table-cell>
          <table:table-cell office:value-type="float" office:value="0.963561821311165">
            <text:p>0.96356182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780">
            <text:p>780</text:p>
          </table:table-cell>
          <table:table-cell office:value-type="float" office:value="10470">
            <text:p>10470</text:p>
          </table:table-cell>
          <table:table-cell office:value-type="float" office:value="13800">
            <text:p>13800</text:p>
          </table:table-cell>
          <table:table-cell office:value-type="float" office:value="18853">
            <text:p>18853</text:p>
          </table:table-cell>
          <table:table-cell office:value-type="float" office:value="-2.625">
            <text:p>-2.625</text:p>
          </table:table-cell>
          <table:table-cell office:value-type="float" office:value="-23">
            <text:p>-23</text:p>
          </table:table-cell>
          <table:table-cell office:value-type="float" office:value="-363.25">
            <text:p>-363.25</text:p>
          </table:table-cell>
          <table:table-cell office:value-type="float" office:value="-0.000250716332378223">
            <text:p>-0.0002507163</text:p>
          </table:table-cell>
          <table:table-cell office:value-type="float" office:value="-0.00166666666666667">
            <text:p>-0.0016666667</text:p>
          </table:table-cell>
          <table:table-cell office:value-type="float" office:value="-0.0192674905850528">
            <text:p>-0.0192674906</text:p>
          </table:table-cell>
          <table:table-cell office:value-type="float" office:value="0.999122616039688">
            <text:p>0.999122616</text:p>
          </table:table-cell>
          <table:table-cell office:value-type="float" office:value="0.994172111111111">
            <text:p>0.9941721111</text:p>
          </table:table-cell>
          <table:table-cell office:value-type="float" office:value="0.933291405891468">
            <text:p>0.93329140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1226">
            <text:p>1226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9965">
            <text:p>9965</text:p>
          </table:table-cell>
          <table:table-cell office:value-type="float" office:value="13050">
            <text:p>13050</text:p>
          </table:table-cell>
          <table:table-cell office:value-type="float" office:value="19677">
            <text:p>19677</text:p>
          </table:table-cell>
          <table:table-cell office:value-type="float" office:value="-91.375">
            <text:p>-91.375</text:p>
          </table:table-cell>
          <table:table-cell office:value-type="float" office:value="-230.25">
            <text:p>-230.25</text:p>
          </table:table-cell>
          <table:table-cell office:value-type="float" office:value="-100">
            <text:p>-100</text:p>
          </table:table-cell>
          <table:table-cell office:value-type="float" office:value="-0.00916959357752132">
            <text:p>-0.0091695936</text:p>
          </table:table-cell>
          <table:table-cell office:value-type="float" office:value="-0.0176436781609195">
            <text:p>-0.0176436782</text:p>
          </table:table-cell>
          <table:table-cell office:value-type="float" office:value="-0.00508207551964222">
            <text:p>-0.0050820755</text:p>
          </table:table-cell>
          <table:table-cell office:value-type="float" office:value="0.968071222113574">
            <text:p>0.9680712221</text:p>
          </table:table-cell>
          <table:table-cell office:value-type="float" office:value="0.938857273219712">
            <text:p>0.9388572732</text:p>
          </table:table-cell>
          <table:table-cell office:value-type="float" office:value="0.982263357564763">
            <text:p>0.98226335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9569">
            <text:p>9569</text:p>
          </table:table-cell>
          <table:table-cell office:value-type="float" office:value="13226">
            <text:p>13226</text:p>
          </table:table-cell>
          <table:table-cell office:value-type="float" office:value="19349">
            <text:p>19349</text:p>
          </table:table-cell>
          <table:table-cell office:value-type="float" office:value="-69.375">
            <text:p>-69.375</text:p>
          </table:table-cell>
          <table:table-cell office:value-type="float" office:value="-288">
            <text:p>-288</text:p>
          </table:table-cell>
          <table:table-cell office:value-type="float" office:value="-30.375">
            <text:p>-30.375</text:p>
          </table:table-cell>
          <table:table-cell office:value-type="float" office:value="-0.00724997387396802">
            <text:p>-0.0072499739</text:p>
          </table:table-cell>
          <table:table-cell office:value-type="float" office:value="-0.0217752910933011">
            <text:p>-0.0217752911</text:p>
          </table:table-cell>
          <table:table-cell office:value-type="float" office:value="-0.00156984857098558">
            <text:p>-0.0015698486</text:p>
          </table:table-cell>
          <table:table-cell office:value-type="float" office:value="0.974728113198611">
            <text:p>0.9747281132</text:p>
          </table:table-cell>
          <table:table-cell office:value-type="float" office:value="0.924715841245754">
            <text:p>0.9247158412</text:p>
          </table:table-cell>
          <table:table-cell office:value-type="float" office:value="0.994510360273641">
            <text:p>0.9945103603</text:p>
          </table:table-cell>
          <table:table-cell office:value-type="float" office:value="0">
            <text:p>0</text:p>
          </table:table-cell>
          <table:table-cell office:value-type="float" office:value="-31.4839762961786">
            <text:p>-31.4839762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551">
            <text:p>551</text:p>
          </table:table-cell>
          <table:table-cell office:value-type="float" office:value="9440">
            <text:p>9440</text:p>
          </table:table-cell>
          <table:table-cell office:value-type="float" office:value="13488">
            <text:p>13488</text:p>
          </table:table-cell>
          <table:table-cell office:value-type="float" office:value="18634">
            <text:p>18634</text:p>
          </table:table-cell>
          <table:table-cell office:value-type="float" office:value="-41.75">
            <text:p>-41.75</text:p>
          </table:table-cell>
          <table:table-cell office:value-type="float" office:value="32.75">
            <text:p>32.75</text:p>
          </table:table-cell>
          <table:table-cell office:value-type="float" office:value="-234.5">
            <text:p>-234.5</text:p>
          </table:table-cell>
          <table:table-cell office:value-type="float" office:value="-0.00442266949152542">
            <text:p>-0.0044226695</text:p>
          </table:table-cell>
          <table:table-cell office:value-type="float" office:value="0.00242808422301305">
            <text:p>0.0024280842</text:p>
          </table:table-cell>
          <table:table-cell office:value-type="float" office:value="-0.0125845229151014">
            <text:p>-0.0125845229</text:p>
          </table:table-cell>
          <table:table-cell office:value-type="float" office:value="0.984558994390306">
            <text:p>0.9845589944</text:p>
          </table:table-cell>
          <table:table-cell office:value-type="float" office:value="1.00850985014281">
            <text:p>1.0085098501</text:p>
          </table:table-cell>
          <table:table-cell office:value-type="float" office:value="0.956264575422466">
            <text:p>0.95626457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051">
            <text:p>9051</text:p>
          </table:table-cell>
          <table:table-cell office:value-type="float" office:value="13315">
            <text:p>13315</text:p>
          </table:table-cell>
          <table:table-cell office:value-type="float" office:value="18826">
            <text:p>18826</text:p>
          </table:table-cell>
          <table:table-cell office:value-type="float" office:value="-185.625">
            <text:p>-185.625</text:p>
          </table:table-cell>
          <table:table-cell office:value-type="float" office:value="27">
            <text:p>27</text:p>
          </table:table-cell>
          <table:table-cell office:value-type="float" office:value="-296.625">
            <text:p>-296.625</text:p>
          </table:table-cell>
          <table:table-cell office:value-type="float" office:value="-0.0205087835598276">
            <text:p>-0.0205087836</text:p>
          </table:table-cell>
          <table:table-cell office:value-type="float" office:value="0.00202778820878708">
            <text:p>0.0020277882</text:p>
          </table:table-cell>
          <table:table-cell office:value-type="float" office:value="-0.0157561351322639">
            <text:p>-0.0157561351</text:p>
          </table:table-cell>
          <table:table-cell office:value-type="float" office:value="0.929043653538687">
            <text:p>0.9290436535</text:p>
          </table:table-cell>
          <table:table-cell office:value-type="float" office:value="1.00710531810379">
            <text:p>1.0071053181</text:p>
          </table:table-cell>
          <table:table-cell office:value-type="float" office:value="0.945340108393916">
            <text:p>0.9453401084</text:p>
          </table:table-cell>
          <table:table-cell office:value-type="float" office:value="-33.4498059327443">
            <text:p>-33.4498059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9498">
            <text:p>9498</text:p>
          </table:table-cell>
          <table:table-cell office:value-type="float" office:value="12889">
            <text:p>12889</text:p>
          </table:table-cell>
          <table:table-cell office:value-type="float" office:value="17547">
            <text:p>17547</text:p>
          </table:table-cell>
          <table:table-cell office:value-type="float" office:value="-165">
            <text:p>-165</text:p>
          </table:table-cell>
          <table:table-cell office:value-type="float" office:value="-205.625">
            <text:p>-205.625</text:p>
          </table:table-cell>
          <table:table-cell office:value-type="float" office:value="-244.375">
            <text:p>-244.375</text:p>
          </table:table-cell>
          <table:table-cell office:value-type="float" office:value="-0.0173720783322805">
            <text:p>-0.0173720783</text:p>
          </table:table-cell>
          <table:table-cell office:value-type="float" office:value="-0.0159535262627046">
            <text:p>-0.0159535263</text:p>
          </table:table-cell>
          <table:table-cell office:value-type="float" office:value="-0.0139268820881062">
            <text:p>-0.0139268821</text:p>
          </table:table-cell>
          <table:table-cell office:value-type="float" office:value="0.939789232483961">
            <text:p>0.9397892325</text:p>
          </table:table-cell>
          <table:table-cell office:value-type="float" office:value="0.944661507480955">
            <text:p>0.9446615075</text:p>
          </table:table-cell>
          <table:table-cell office:value-type="float" office:value="0.951636070459232">
            <text:p>0.95163607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569">
            <text:p>9569</text:p>
          </table:table-cell>
          <table:table-cell office:value-type="float" office:value="12758">
            <text:p>12758</text:p>
          </table:table-cell>
          <table:table-cell office:value-type="float" office:value="17843">
            <text:p>17843</text:p>
          </table:table-cell>
          <table:table-cell office:value-type="float" office:value="-69.375">
            <text:p>-69.375</text:p>
          </table:table-cell>
          <table:table-cell office:value-type="float" office:value="-133.5">
            <text:p>-133.5</text:p>
          </table:table-cell>
          <table:table-cell office:value-type="float" office:value="-355.625">
            <text:p>-355.625</text:p>
          </table:table-cell>
          <table:table-cell office:value-type="float" office:value="-0.00724997387396802">
            <text:p>-0.0072499739</text:p>
          </table:table-cell>
          <table:table-cell office:value-type="float" office:value="-0.0104640225740712">
            <text:p>-0.0104640226</text:p>
          </table:table-cell>
          <table:table-cell office:value-type="float" office:value="-0.019930785181864">
            <text:p>-0.0199307852</text:p>
          </table:table-cell>
          <table:table-cell office:value-type="float" office:value="0.974728113198611">
            <text:p>0.9747281132</text:p>
          </table:table-cell>
          <table:table-cell office:value-type="float" office:value="0.963590532696875">
            <text:p>0.9635905327</text:p>
          </table:table-cell>
          <table:table-cell office:value-type="float" office:value="0.931020834811488">
            <text:p>0.93102083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9376">
            <text:p>9376</text:p>
          </table:table-cell>
          <table:table-cell office:value-type="float" office:value="13446">
            <text:p>13446</text:p>
          </table:table-cell>
          <table:table-cell office:value-type="float" office:value="18634">
            <text:p>18634</text:p>
          </table:table-cell>
          <table:table-cell office:value-type="float" office:value="-53.5">
            <text:p>-53.5</text:p>
          </table:table-cell>
          <table:table-cell office:value-type="float" office:value="-171.75">
            <text:p>-171.75</text:p>
          </table:table-cell>
          <table:table-cell office:value-type="float" office:value="-234.5">
            <text:p>-234.5</text:p>
          </table:table-cell>
          <table:table-cell office:value-type="float" office:value="-0.00570605802047782">
            <text:p>-0.005706058</text:p>
          </table:table-cell>
          <table:table-cell office:value-type="float" office:value="-0.0127733154841589">
            <text:p>-0.0127733155</text:p>
          </table:table-cell>
          <table:table-cell office:value-type="float" office:value="-0.0125845229151014">
            <text:p>-0.0125845229</text:p>
          </table:table-cell>
          <table:table-cell office:value-type="float" office:value="0.980092612760669">
            <text:p>0.9800926128</text:p>
          </table:table-cell>
          <table:table-cell office:value-type="float" office:value="0.955613184678821">
            <text:p>0.9556131847</text:p>
          </table:table-cell>
          <table:table-cell office:value-type="float" office:value="0.956264575422466">
            <text:p>0.95626457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30">
            <text:p>1130</text:p>
          </table:table-cell>
          <table:table-cell office:value-type="float" office:value="9220">
            <text:p>9220</text:p>
          </table:table-cell>
          <table:table-cell office:value-type="float" office:value="12200">
            <text:p>12200</text:p>
          </table:table-cell>
          <table:table-cell office:value-type="float" office:value="19043">
            <text:p>19043</text:p>
          </table:table-cell>
          <table:table-cell office:value-type="float" office:value="-215.75">
            <text:p>-215.75</text:p>
          </table:table-cell>
          <table:table-cell office:value-type="float" office:value="-72.875">
            <text:p>-72.875</text:p>
          </table:table-cell>
          <table:table-cell office:value-type="float" office:value="-273">
            <text:p>-273</text:p>
          </table:table-cell>
          <table:table-cell office:value-type="float" office:value="-0.0234002169197397">
            <text:p>-0.0234002169</text:p>
          </table:table-cell>
          <table:table-cell office:value-type="float" office:value="-0.00597336065573771">
            <text:p>-0.0059733607</text:p>
          </table:table-cell>
          <table:table-cell office:value-type="float" office:value="-0.014335976474295">
            <text:p>-0.0143359765</text:p>
          </table:table-cell>
          <table:table-cell office:value-type="float" office:value="0.919172478278617">
            <text:p>0.9191724783</text:p>
          </table:table-cell>
          <table:table-cell office:value-type="float" office:value="0.979163172538464">
            <text:p>0.9791631725</text:p>
          </table:table-cell>
          <table:table-cell office:value-type="float" office:value="0.950226901974052">
            <text:p>0.950226902</text:p>
          </table:table-cell>
          <table:table-cell office:value-type="float" office:value="-29.2734584977276">
            <text:p>-29.27345849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8835">
            <text:p>8835</text:p>
          </table:table-cell>
          <table:table-cell office:value-type="float" office:value="12138">
            <text:p>12138</text:p>
          </table:table-cell>
          <table:table-cell office:value-type="float" office:value="17283">
            <text:p>17283</text:p>
          </table:table-cell>
          <table:table-cell office:value-type="float" office:value="-85.25">
            <text:p>-85.25</text:p>
          </table:table-cell>
          <table:table-cell office:value-type="float" office:value="-211.75">
            <text:p>-211.75</text:p>
          </table:table-cell>
          <table:table-cell office:value-type="float" office:value="-182.75">
            <text:p>-182.75</text:p>
          </table:table-cell>
          <table:table-cell office:value-type="float" office:value="-0.00964912280701754">
            <text:p>-0.0096491228</text:p>
          </table:table-cell>
          <table:table-cell office:value-type="float" office:value="-0.0174452133794694">
            <text:p>-0.0174452134</text:p>
          </table:table-cell>
          <table:table-cell office:value-type="float" office:value="-0.0105739744257363">
            <text:p>-0.0105739744</text:p>
          </table:table-cell>
          <table:table-cell office:value-type="float" office:value="0.966410557094491">
            <text:p>0.9664105571</text:p>
          </table:table-cell>
          <table:table-cell office:value-type="float" office:value="0.939538250692773">
            <text:p>0.9395382507</text:p>
          </table:table-cell>
          <table:table-cell office:value-type="float" office:value="0.963210235022829">
            <text:p>0.9632102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table:number-columns-repeated="2" office:value-type="float" office:value="461">
            <text:p>461</text:p>
          </table:table-cell>
          <table:table-cell office:value-type="float" office:value="8692">
            <text:p>8692</text:p>
          </table:table-cell>
          <table:table-cell office:value-type="float" office:value="12214">
            <text:p>12214</text:p>
          </table:table-cell>
          <table:table-cell office:value-type="float" office:value="17090">
            <text:p>17090</text:p>
          </table:table-cell>
          <table:table-cell office:value-type="float" office:value="-29">
            <text:p>-29</text:p>
          </table:table-cell>
          <table:table-cell office:value-type="float" office:value="-70.75">
            <text:p>-70.75</text:p>
          </table:table-cell>
          <table:table-cell office:value-type="float" office:value="-189.875">
            <text:p>-189.875</text:p>
          </table:table-cell>
          <table:table-cell office:value-type="float" office:value="-0.00333640128854119">
            <text:p>-0.0033364013</text:p>
          </table:table-cell>
          <table:table-cell office:value-type="float" office:value="-0.00579253315867038">
            <text:p>-0.0057925332</text:p>
          </table:table-cell>
          <table:table-cell office:value-type="float" office:value="-0.0111102984201287">
            <text:p>-0.0111102984</text:p>
          </table:table-cell>
          <table:table-cell office:value-type="float" office:value="0.98834441337428">
            <text:p>0.9883444134</text:p>
          </table:table-cell>
          <table:table-cell office:value-type="float" office:value="0.979791898687826">
            <text:p>0.9797918987</text:p>
          </table:table-cell>
          <table:table-cell office:value-type="float" office:value="0.961355895442279">
            <text:p>0.96135589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8381">
            <text:p>8381</text:p>
          </table:table-cell>
          <table:table-cell office:value-type="float" office:value="11992">
            <text:p>11992</text:p>
          </table:table-cell>
          <table:table-cell office:value-type="float" office:value="18132">
            <text:p>18132</text:p>
          </table:table-cell>
          <table:table-cell office:value-type="float" office:value="-133.5">
            <text:p>-133.5</text:p>
          </table:table-cell>
          <table:table-cell office:value-type="float" office:value="-63.5">
            <text:p>-63.5</text:p>
          </table:table-cell>
          <table:table-cell office:value-type="float" office:value="-270.5">
            <text:p>-270.5</text:p>
          </table:table-cell>
          <table:table-cell office:value-type="float" office:value="-0.0159288867676888">
            <text:p>-0.0159288868</text:p>
          </table:table-cell>
          <table:table-cell office:value-type="float" office:value="-0.00529519679786524">
            <text:p>-0.0052951968</text:p>
          </table:table-cell>
          <table:table-cell office:value-type="float" office:value="-0.0149183763512023">
            <text:p>-0.0149183764</text:p>
          </table:table-cell>
          <table:table-cell office:value-type="float" office:value="0.944746206003059">
            <text:p>0.944746206</text:p>
          </table:table-cell>
          <table:table-cell office:value-type="float" office:value="0.981521767861363">
            <text:p>0.9815217679</text:p>
          </table:table-cell>
          <table:table-cell office:value-type="float" office:value="0.948221896358586">
            <text:p>0.94822189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8494">
            <text:p>8494</text:p>
          </table:table-cell>
          <table:table-cell office:value-type="float" office:value="11635">
            <text:p>11635</text:p>
          </table:table-cell>
          <table:table-cell office:value-type="float" office:value="16476">
            <text:p>16476</text:p>
          </table:table-cell>
          <table:table-cell office:value-type="float" office:value="-202.5">
            <text:p>-202.5</text:p>
          </table:table-cell>
          <table:table-cell office:value-type="float" office:value="-206.75">
            <text:p>-206.75</text:p>
          </table:table-cell>
          <table:table-cell office:value-type="float" office:value="-147.625">
            <text:p>-147.625</text:p>
          </table:table-cell>
          <table:table-cell office:value-type="float" office:value="-0.0238403578996939">
            <text:p>-0.0238403579</text:p>
          </table:table-cell>
          <table:table-cell office:value-type="float" office:value="-0.0177696605070907">
            <text:p>-0.0177696605</text:p>
          </table:table-cell>
          <table:table-cell office:value-type="float" office:value="-0.00896000242777373">
            <text:p>-0.0089600024</text:p>
          </table:table-cell>
          <table:table-cell office:value-type="float" office:value="0.917672738174051">
            <text:p>0.9176727382</text:p>
          </table:table-cell>
          <table:table-cell office:value-type="float" office:value="0.938425079460876">
            <text:p>0.9384250795</text:p>
          </table:table-cell>
          <table:table-cell office:value-type="float" office:value="0.968797343524063">
            <text:p>0.9687973435</text:p>
          </table:table-cell>
          <table:table-cell office:value-type="float" office:value="-28.726561813647">
            <text:p>-28.72656181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8562">
            <text:p>8562</text:p>
          </table:table-cell>
          <table:table-cell office:value-type="float" office:value="11375">
            <text:p>11375</text:p>
          </table:table-cell>
          <table:table-cell office:value-type="float" office:value="16177">
            <text:p>16177</text:p>
          </table:table-cell>
          <table:table-cell office:value-type="float" office:value="-107.125">
            <text:p>-107.125</text:p>
          </table:table-cell>
          <table:table-cell office:value-type="float" office:value="-52.25">
            <text:p>-52.25</text:p>
          </table:table-cell>
          <table:table-cell office:value-type="float" office:value="-342.125">
            <text:p>-342.125</text:p>
          </table:table-cell>
          <table:table-cell office:value-type="float" office:value="-0.0125116795141322">
            <text:p>-0.0125116795</text:p>
          </table:table-cell>
          <table:table-cell office:value-type="float" office:value="-0.00459340659340659">
            <text:p>-0.0045934066</text:p>
          </table:table-cell>
          <table:table-cell office:value-type="float" office:value="-0.0211488533102553">
            <text:p>-0.0211488533</text:p>
          </table:table-cell>
          <table:table-cell office:value-type="float" office:value="0.956515944264095">
            <text:p>0.9565159443</text:p>
          </table:table-cell>
          <table:table-cell office:value-type="float" office:value="0.983964431715976">
            <text:p>0.9839644317</text:p>
          </table:table-cell>
          <table:table-cell office:value-type="float" office:value="0.92685567044693">
            <text:p>0.9268556704</text:p>
          </table:table-cell>
          <table:table-cell table:number-columns-repeated="2" office:value-type="float" office:value="0">
            <text:p>0</text:p>
          </table:table-cell>
          <table:table-cell office:value-type="float" office:value="-32.4268849949825">
            <text:p>-32.42688499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8060">
            <text:p>8060</text:p>
          </table:table-cell>
          <table:table-cell office:value-type="float" office:value="11998">
            <text:p>11998</text:p>
          </table:table-cell>
          <table:table-cell office:value-type="float" office:value="17037">
            <text:p>17037</text:p>
          </table:table-cell>
          <table:table-cell office:value-type="float" office:value="-108.25">
            <text:p>-108.25</text:p>
          </table:table-cell>
          <table:table-cell office:value-type="float" office:value="-222.375">
            <text:p>-222.375</text:p>
          </table:table-cell>
          <table:table-cell office:value-type="float" office:value="-332.625">
            <text:p>-332.625</text:p>
          </table:table-cell>
          <table:table-cell office:value-type="float" office:value="-0.0134305210918114">
            <text:p>-0.0134305211</text:p>
          </table:table-cell>
          <table:table-cell office:value-type="float" office:value="-0.0185343390565094">
            <text:p>-0.0185343391</text:p>
          </table:table-cell>
          <table:table-cell office:value-type="float" office:value="-0.0195236837471386">
            <text:p>-0.0195236837</text:p>
          </table:table-cell>
          <table:table-cell office:value-type="float" office:value="0.953346718816383">
            <text:p>0.9533467188</text:p>
          </table:table-cell>
          <table:table-cell office:value-type="float" office:value="0.93580311588177">
            <text:p>0.9358031159</text:p>
          </table:table-cell>
          <table:table-cell office:value-type="float" office:value="0.932414208370049">
            <text:p>0.93241420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670">
            <text:p>670</text:p>
          </table:table-cell>
          <table:table-cell office:value-type="float" office:value="7920">
            <text:p>7920</text:p>
          </table:table-cell>
          <table:table-cell office:value-type="float" office:value="11648">
            <text:p>11648</text:p>
          </table:table-cell>
          <table:table-cell office:value-type="float" office:value="18025">
            <text:p>18025</text:p>
          </table:table-cell>
          <table:table-cell office:value-type="float" office:value="-262.625">
            <text:p>-262.625</text:p>
          </table:table-cell>
          <table:table-cell office:value-type="float" office:value="-94">
            <text:p>-94</text:p>
          </table:table-cell>
          <table:table-cell office:value-type="float" office:value="-205.25">
            <text:p>-205.25</text:p>
          </table:table-cell>
          <table:table-cell office:value-type="float" office:value="-0.0331597222222222">
            <text:p>-0.0331597222</text:p>
          </table:table-cell>
          <table:table-cell office:value-type="float" office:value="-0.00807005494505495">
            <text:p>-0.0080700549</text:p>
          </table:table-cell>
          <table:table-cell office:value-type="float" office:value="-0.0113869625520111">
            <text:p>-0.0113869626</text:p>
          </table:table-cell>
          <table:table-cell office:value-type="float" office:value="0.886096123890818">
            <text:p>0.8860961239</text:p>
          </table:table-cell>
          <table:table-cell office:value-type="float" office:value="0.971882454234468">
            <text:p>0.9718824542</text:p>
          </table:table-cell>
          <table:table-cell office:value-type="float" office:value="0.960399770383637">
            <text:p>0.9603997704</text:p>
          </table:table-cell>
          <table:table-cell office:value-type="float" office:value="-20.5547652909647">
            <text:p>-20.554765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998">
            <text:p>7998</text:p>
          </table:table-cell>
          <table:table-cell office:value-type="float" office:value="10906">
            <text:p>10906</text:p>
          </table:table-cell>
          <table:table-cell office:value-type="float" office:value="16482">
            <text:p>16482</text:p>
          </table:table-cell>
          <table:table-cell office:value-type="float" office:value="-219.5">
            <text:p>-219.5</text:p>
          </table:table-cell>
          <table:table-cell office:value-type="float" office:value="-270.5">
            <text:p>-270.5</text:p>
          </table:table-cell>
          <table:table-cell office:value-type="float" office:value="-190.375">
            <text:p>-190.375</text:p>
          </table:table-cell>
          <table:table-cell office:value-type="float" office:value="-0.0274443610902726">
            <text:p>-0.0274443611</text:p>
          </table:table-cell>
          <table:table-cell office:value-type="float" office:value="-0.024802860810563">
            <text:p>-0.0248028608</text:p>
          </table:table-cell>
          <table:table-cell office:value-type="float" office:value="-0.0115504793107633">
            <text:p>-0.0115504793</text:p>
          </table:table-cell>
          <table:table-cell office:value-type="float" office:value="0.905420994377126">
            <text:p>0.9054209944</text:p>
          </table:table-cell>
          <table:table-cell office:value-type="float" office:value="0.91439574369563">
            <text:p>0.9143957437</text:p>
          </table:table-cell>
          <table:table-cell office:value-type="float" office:value="0.959834813014053">
            <text:p>0.959834813</text:p>
          </table:table-cell>
          <table:table-cell office:value-type="float" office:value="-24.9082707315332">
            <text:p>-24.9082707315</text:p>
          </table:table-cell>
          <table:table-cell office:value-type="float" office:value="-27.5982350279946">
            <text:p>-27.5982350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950">
            <text:p>7950</text:p>
          </table:table-cell>
          <table:table-cell office:value-type="float" office:value="10766">
            <text:p>10766</text:p>
          </table:table-cell>
          <table:table-cell office:value-type="float" office:value="15499">
            <text:p>15499</text:p>
          </table:table-cell>
          <table:table-cell office:value-type="float" office:value="128.125">
            <text:p>128.125</text:p>
          </table:table-cell>
          <table:table-cell office:value-type="float" office:value="-154.25">
            <text:p>-154.25</text:p>
          </table:table-cell>
          <table:table-cell office:value-type="float" office:value="-252.375">
            <text:p>-252.375</text:p>
          </table:table-cell>
          <table:table-cell office:value-type="float" office:value="0.0161163522012579">
            <text:p>0.0161163522</text:p>
          </table:table-cell>
          <table:table-cell office:value-type="float" office:value="-0.0143275125394761">
            <text:p>-0.0143275125</text:p>
          </table:table-cell>
          <table:table-cell office:value-type="float" office:value="-0.0162833086005549">
            <text:p>-0.0162833086</text:p>
          </table:table-cell>
          <table:table-cell office:value-type="float" office:value="1.05691631684862">
            <text:p>1.0569163168</text:p>
          </table:table-cell>
          <table:table-cell office:value-type="float" office:value="0.950256050238348">
            <text:p>0.9502560502</text:p>
          </table:table-cell>
          <table:table-cell office:value-type="float" office:value="0.94352810633046">
            <text:p>0.94352810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7855">
            <text:p>7855</text:p>
          </table:table-cell>
          <table:table-cell office:value-type="float" office:value="10655">
            <text:p>10655</text:p>
          </table:table-cell>
          <table:table-cell office:value-type="float" office:value="16617">
            <text:p>16617</text:p>
          </table:table-cell>
          <table:table-cell office:value-type="float" office:value="-42.25">
            <text:p>-42.25</text:p>
          </table:table-cell>
          <table:table-cell office:value-type="float" office:value="-66.375">
            <text:p>-66.375</text:p>
          </table:table-cell>
          <table:table-cell office:value-type="float" office:value="-194.25">
            <text:p>-194.25</text:p>
          </table:table-cell>
          <table:table-cell office:value-type="float" office:value="-0.00537873965626989">
            <text:p>-0.0053787397</text:p>
          </table:table-cell>
          <table:table-cell office:value-type="float" office:value="-0.00622946973251994">
            <text:p>-0.0062294697</text:p>
          </table:table-cell>
          <table:table-cell office:value-type="float" office:value="-0.011689835710417">
            <text:p>-0.0116898357</text:p>
          </table:table-cell>
          <table:table-cell office:value-type="float" office:value="0.981231115650024">
            <text:p>0.9812311157</text:p>
          </table:table-cell>
          <table:table-cell office:value-type="float" office:value="0.978272916270751">
            <text:p>0.9782729163</text:p>
          </table:table-cell>
          <table:table-cell office:value-type="float" office:value="0.959353413441056">
            <text:p>0.95935341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902">
            <text:p>7902</text:p>
          </table:table-cell>
          <table:table-cell office:value-type="float" office:value="10550">
            <text:p>10550</text:p>
          </table:table-cell>
          <table:table-cell office:value-type="float" office:value="15560">
            <text:p>15560</text:p>
          </table:table-cell>
          <table:table-cell office:value-type="float" office:value="-11.75">
            <text:p>-11.75</text:p>
          </table:table-cell>
          <table:table-cell office:value-type="float" office:value="-362">
            <text:p>-362</text:p>
          </table:table-cell>
          <table:table-cell office:value-type="float" office:value="-64.5">
            <text:p>-64.5</text:p>
          </table:table-cell>
          <table:table-cell office:value-type="float" office:value="-0.00148696532523412">
            <text:p>-0.0014869653</text:p>
          </table:table-cell>
          <table:table-cell office:value-type="float" office:value="-0.0343127962085308">
            <text:p>-0.0343127962</text:p>
          </table:table-cell>
          <table:table-cell office:value-type="float" office:value="-0.0041452442159383">
            <text:p>-0.0041452442</text:p>
          </table:table-cell>
          <table:table-cell office:value-type="float" office:value="0.994799955050802">
            <text:p>0.9947999551</text:p>
          </table:table-cell>
          <table:table-cell office:value-type="float" office:value="0.882212854518093">
            <text:p>0.8822128545</text:p>
          </table:table-cell>
          <table:table-cell office:value-type="float" office:value="0.985525324021451">
            <text:p>0.985525324</text:p>
          </table:table-cell>
          <table:table-cell office:value-type="float" office:value="0">
            <text:p>0</text:p>
          </table:table-cell>
          <table:table-cell office:value-type="float" office:value="-19.8522460032443">
            <text:p>-19.8522460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7776">
            <text:p>7776</text:p>
          </table:table-cell>
          <table:table-cell office:value-type="float" office:value="10427">
            <text:p>10427</text:p>
          </table:table-cell>
          <table:table-cell office:value-type="float" office:value="15732">
            <text:p>15732</text:p>
          </table:table-cell>
          <table:table-cell office:value-type="float" office:value="-126.25">
            <text:p>-126.25</text:p>
          </table:table-cell>
          <table:table-cell office:value-type="float" office:value="49.5">
            <text:p>49.5</text:p>
          </table:table-cell>
          <table:table-cell office:value-type="float" office:value="193">
            <text:p>193</text:p>
          </table:table-cell>
          <table:table-cell office:value-type="float" office:value="-0.016235853909465">
            <text:p>-0.0162358539</text:p>
          </table:table-cell>
          <table:table-cell office:value-type="float" office:value="0.00474729068763786">
            <text:p>0.0047472907</text:p>
          </table:table-cell>
          <table:table-cell office:value-type="float" office:value="0.0122679888126112">
            <text:p>0.0122679888</text:p>
          </table:table-cell>
          <table:table-cell office:value-type="float" office:value="0.943691173103125">
            <text:p>0.9436911731</text:p>
          </table:table-cell>
          <table:table-cell office:value-type="float" office:value="1.01665968947372">
            <text:p>1.0166596895</text:p>
          </table:table-cell>
          <table:table-cell office:value-type="float" office:value="1.04323294780117">
            <text:p>1.0432329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7444">
            <text:p>7444</text:p>
          </table:table-cell>
          <table:table-cell office:value-type="float" office:value="10751">
            <text:p>10751</text:p>
          </table:table-cell>
          <table:table-cell office:value-type="float" office:value="17329">
            <text:p>17329</text:p>
          </table:table-cell>
          <table:table-cell office:value-type="float" office:value="101">
            <text:p>101</text:p>
          </table:table-cell>
          <table:table-cell office:value-type="float" office:value="-163.875">
            <text:p>-163.875</text:p>
          </table:table-cell>
          <table:table-cell office:value-type="float" office:value="283">
            <text:p>283</text:p>
          </table:table-cell>
          <table:table-cell office:value-type="float" office:value="0.0135679742074154">
            <text:p>0.0135679742</text:p>
          </table:table-cell>
          <table:table-cell office:value-type="float" office:value="-0.015242768114594">
            <text:p>-0.0152427681</text:p>
          </table:table-cell>
          <table:table-cell office:value-type="float" office:value="0.0163310058283802">
            <text:p>0.0163310058</text:p>
          </table:table-cell>
          <table:table-cell office:value-type="float" office:value="1.04784872597718">
            <text:p>1.047848726</text:p>
          </table:table-cell>
          <table:table-cell office:value-type="float" office:value="0.94710570187932">
            <text:p>0.9471057019</text:p>
          </table:table-cell>
          <table:table-cell office:value-type="float" office:value="1.05768125583201">
            <text:p>1.05768125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844">
            <text:p>7844</text:p>
          </table:table-cell>
          <table:table-cell office:value-type="float" office:value="11704">
            <text:p>11704</text:p>
          </table:table-cell>
          <table:table-cell office:value-type="float" office:value="16617">
            <text:p>16617</text:p>
          </table:table-cell>
          <table:table-cell office:value-type="float" office:value="14.5">
            <text:p>14.5</text:p>
          </table:table-cell>
          <table:table-cell office:value-type="float" office:value="-28.125">
            <text:p>-28.125</text:p>
          </table:table-cell>
          <table:table-cell office:value-type="float" office:value="275">
            <text:p>275</text:p>
          </table:table-cell>
          <table:table-cell office:value-type="float" office:value="0.00184854665986741">
            <text:p>0.0018485467</text:p>
          </table:table-cell>
          <table:table-cell office:value-type="float" office:value="-0.00240302460697198">
            <text:p>-0.0024030246</text:p>
          </table:table-cell>
          <table:table-cell office:value-type="float" office:value="0.0165493169645544">
            <text:p>0.016549317</text:p>
          </table:table-cell>
          <table:table-cell office:value-type="float" office:value="1.00647661087405">
            <text:p>1.0064766109</text:p>
          </table:table-cell>
          <table:table-cell office:value-type="float" office:value="0.991600731949031">
            <text:p>0.9916007319</text:p>
          </table:table-cell>
          <table:table-cell office:value-type="float" office:value="1.05845941396425">
            <text:p>1.0584594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940">
            <text:p>7940</text:p>
          </table:table-cell>
          <table:table-cell office:value-type="float" office:value="10970">
            <text:p>10970</text:p>
          </table:table-cell>
          <table:table-cell office:value-type="float" office:value="16260">
            <text:p>16260</text:p>
          </table:table-cell>
          <table:table-cell office:value-type="float" office:value="78.625">
            <text:p>78.625</text:p>
          </table:table-cell>
          <table:table-cell office:value-type="float" office:value="-60.625">
            <text:p>-60.625</text:p>
          </table:table-cell>
          <table:table-cell office:value-type="float" office:value="400.5">
            <text:p>400.5</text:p>
          </table:table-cell>
          <table:table-cell office:value-type="float" office:value="0.00990239294710327">
            <text:p>0.0099023929</text:p>
          </table:table-cell>
          <table:table-cell office:value-type="float" office:value="-0.00552643573381951">
            <text:p>-0.0055264357</text:p>
          </table:table-cell>
          <table:table-cell office:value-type="float" office:value="0.0246309963099631">
            <text:p>0.0246309963</text:p>
          </table:table-cell>
          <table:table-cell office:value-type="float" office:value="1.03485056779158">
            <text:p>1.0348505678</text:p>
          </table:table-cell>
          <table:table-cell office:value-type="float" office:value="0.980717336255795">
            <text:p>0.9807173363</text:p>
          </table:table-cell>
          <table:table-cell office:value-type="float" office:value="1.08739759160414">
            <text:p>1.0873975916</text:p>
          </table:table-cell>
          <table:table-cell table:number-columns-repeated="2" office:value-type="float" office:value="0">
            <text:p>0</text:p>
          </table:table-cell>
          <table:table-cell office:value-type="float" office:value="28.4864244206458">
            <text:p>28.486424420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846">
            <text:p>7846</text:p>
          </table:table-cell>
          <table:table-cell office:value-type="float" office:value="11263">
            <text:p>11263</text:p>
          </table:table-cell>
          <table:table-cell office:value-type="float" office:value="16418">
            <text:p>16418</text:p>
          </table:table-cell>
          <table:table-cell office:value-type="float" office:value="104.5">
            <text:p>104.5</text:p>
          </table:table-cell>
          <table:table-cell office:value-type="float" office:value="180.625">
            <text:p>180.625</text:p>
          </table:table-cell>
          <table:table-cell office:value-type="float" office:value="389.625">
            <text:p>389.625</text:p>
          </table:table-cell>
          <table:table-cell office:value-type="float" office:value="0.0133188886056589">
            <text:p>0.0133188886</text:p>
          </table:table-cell>
          <table:table-cell office:value-type="float" office:value="0.0160370238835124">
            <text:p>0.0160370239</text:p>
          </table:table-cell>
          <table:table-cell office:value-type="float" office:value="0.0237315751004995">
            <text:p>0.0237315751</text:p>
          </table:table-cell>
          <table:table-cell office:value-type="float" office:value="1.04696379999544">
            <text:p>1.0469638</text:p>
          </table:table-cell>
          <table:table-cell office:value-type="float" office:value="1.05663366841697">
            <text:p>1.0566336684</text:p>
          </table:table-cell>
          <table:table-cell office:value-type="float" office:value="1.08416436065898">
            <text:p>1.0841643607</text:p>
          </table:table-cell>
          <table:table-cell table:number-columns-repeated="2" office:value-type="float" office:value="0">
            <text:p>0</text:p>
          </table:table-cell>
          <table:table-cell office:value-type="float" office:value="29.5530222533086">
            <text:p>29.553022253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444">
            <text:p>7444</text:p>
          </table:table-cell>
          <table:table-cell office:value-type="float" office:value="11833">
            <text:p>11833</text:p>
          </table:table-cell>
          <table:table-cell office:value-type="float" office:value="17117">
            <text:p>17117</text:p>
          </table:table-cell>
          <table:table-cell office:value-type="float" office:value="101">
            <text:p>101</text:p>
          </table:table-cell>
          <table:table-cell office:value-type="float" office:value="155.75">
            <text:p>155.75</text:p>
          </table:table-cell>
          <table:table-cell office:value-type="float" office:value="316.375">
            <text:p>316.375</text:p>
          </table:table-cell>
          <table:table-cell office:value-type="float" office:value="0.0135679742074154">
            <text:p>0.0135679742</text:p>
          </table:table-cell>
          <table:table-cell office:value-type="float" office:value="0.0131623426012">
            <text:p>0.0131623426</text:p>
          </table:table-cell>
          <table:table-cell office:value-type="float" office:value="0.0184830869895426">
            <text:p>0.018483087</text:p>
          </table:table-cell>
          <table:table-cell office:value-type="float" office:value="1.04784872597718">
            <text:p>1.047848726</text:p>
          </table:table-cell>
          <table:table-cell office:value-type="float" office:value="1.04640776373919">
            <text:p>1.0464077637</text:p>
          </table:table-cell>
          <table:table-cell office:value-type="float" office:value="1.06536038849254">
            <text:p>1.06536038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71">
            <text:p>871</text:p>
          </table:table-cell>
          <table:table-cell office:value-type="float" office:value="7592">
            <text:p>7592</text:p>
          </table:table-cell>
          <table:table-cell office:value-type="float" office:value="11795">
            <text:p>11795</text:p>
          </table:table-cell>
          <table:table-cell office:value-type="float" office:value="16554">
            <text:p>16554</text:p>
          </table:table-cell>
          <table:table-cell office:value-type="float" office:value="4.25">
            <text:p>4.25</text:p>
          </table:table-cell>
          <table:table-cell office:value-type="float" office:value="-59.125">
            <text:p>-59.125</text:p>
          </table:table-cell>
          <table:table-cell office:value-type="float" office:value="-48.75">
            <text:p>-48.75</text:p>
          </table:table-cell>
          <table:table-cell office:value-type="float" office:value="0.000559799789251844">
            <text:p>0.0005597998</text:p>
          </table:table-cell>
          <table:table-cell office:value-type="float" office:value="-0.00501271725307334">
            <text:p>-0.0050127173</text:p>
          </table:table-cell>
          <table:table-cell office:value-type="float" office:value="-0.00294490757520841">
            <text:p>-0.0029449076</text:p>
          </table:table-cell>
          <table:table-cell office:value-type="float" office:value="1.00195991347896">
            <text:p>1.0019599135</text:p>
          </table:table-cell>
          <table:table-cell office:value-type="float" office:value="0.982504739189392">
            <text:p>0.9825047392</text:p>
          </table:table-cell>
          <table:table-cell office:value-type="float" office:value="0.989709821548799">
            <text:p>0.9897098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528">
            <text:p>528</text:p>
          </table:table-cell>
          <table:table-cell office:value-type="float" office:value="7716">
            <text:p>7716</text:p>
          </table:table-cell>
          <table:table-cell office:value-type="float" office:value="11510">
            <text:p>11510</text:p>
          </table:table-cell>
          <table:table-cell office:value-type="float" office:value="17716">
            <text:p>17716</text:p>
          </table:table-cell>
          <table:table-cell office:value-type="float" office:value="22.125">
            <text:p>22.125</text:p>
          </table:table-cell>
          <table:table-cell office:value-type="float" office:value="280">
            <text:p>280</text:p>
          </table:table-cell>
          <table:table-cell office:value-type="float" office:value="-17.625">
            <text:p>-17.625</text:p>
          </table:table-cell>
          <table:table-cell office:value-type="float" office:value="0.00286741835147745">
            <text:p>0.0028674184</text:p>
          </table:table-cell>
          <table:table-cell office:value-type="float" office:value="0.0243266724587315">
            <text:p>0.0243266725</text:p>
          </table:table-cell>
          <table:table-cell office:value-type="float" office:value="-0.000994863400316099">
            <text:p>-0.0009948634</text:p>
          </table:table-cell>
          <table:table-cell office:value-type="float" office:value="1.01005207952266">
            <text:p>1.0100520795</text:p>
          </table:table-cell>
          <table:table-cell office:value-type="float" office:value="1.08630325611167">
            <text:p>1.0863032561</text:p>
          </table:table-cell>
          <table:table-cell office:value-type="float" office:value="0.996519918015137">
            <text:p>0.996519918</text:p>
          </table:table-cell>
          <table:table-cell office:value-type="float" office:value="0">
            <text:p>0</text:p>
          </table:table-cell>
          <table:table-cell office:value-type="float" office:value="28.8384854315022">
            <text:p>28.8384854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8532">
            <text:p>8532</text:p>
          </table:table-cell>
          <table:table-cell office:value-type="float" office:value="11662">
            <text:p>11662</text:p>
          </table:table-cell>
          <table:table-cell office:value-type="float" office:value="19009">
            <text:p>19009</text:p>
          </table:table-cell>
          <table:table-cell office:value-type="float" office:value="97.25">
            <text:p>97.25</text:p>
          </table:table-cell>
          <table:table-cell office:value-type="float" office:value="266">
            <text:p>266</text:p>
          </table:table-cell>
          <table:table-cell office:value-type="float" office:value="-113.5">
            <text:p>-113.5</text:p>
          </table:table-cell>
          <table:table-cell office:value-type="float" office:value="0.0113982653539616">
            <text:p>0.0113982654</text:p>
          </table:table-cell>
          <table:table-cell office:value-type="float" office:value="0.0228091236494598">
            <text:p>0.0228091236</text:p>
          </table:table-cell>
          <table:table-cell office:value-type="float" office:value="-0.00597085591035825">
            <text:p>-0.0059708559</text:p>
          </table:table-cell>
          <table:table-cell office:value-type="float" office:value="1.0401485728269">
            <text:p>1.0401485728</text:p>
          </table:table-cell>
          <table:table-cell office:value-type="float" office:value="1.08085163477156">
            <text:p>1.0808516348</text:p>
          </table:table-cell>
          <table:table-cell office:value-type="float" office:value="0.979171880509539">
            <text:p>0.9791718805</text:p>
          </table:table-cell>
          <table:table-cell office:value-type="float" office:value="0">
            <text:p>0</text:p>
          </table:table-cell>
          <table:table-cell office:value-type="float" office:value="30.7343025485918">
            <text:p>30.73430254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976">
            <text:p>8976</text:p>
          </table:table-cell>
          <table:table-cell office:value-type="float" office:value="12032">
            <text:p>12032</text:p>
          </table:table-cell>
          <table:table-cell office:value-type="float" office:value="18237">
            <text:p>18237</text:p>
          </table:table-cell>
          <table:table-cell office:value-type="float" office:value="78.125">
            <text:p>78.125</text:p>
          </table:table-cell>
          <table:table-cell office:value-type="float" office:value="203.625">
            <text:p>203.625</text:p>
          </table:table-cell>
          <table:table-cell office:value-type="float" office:value="-45.75">
            <text:p>-45.75</text:p>
          </table:table-cell>
          <table:table-cell office:value-type="float" office:value="0.00870376559714795">
            <text:p>0.0087037656</text:p>
          </table:table-cell>
          <table:table-cell office:value-type="float" office:value="0.0169236203457447">
            <text:p>0.0169236203</text:p>
          </table:table-cell>
          <table:table-cell office:value-type="float" office:value="-0.0025086362888633">
            <text:p>-0.0025086363</text:p>
          </table:table-cell>
          <table:table-cell office:value-type="float" office:value="1.03061166043974">
            <text:p>1.0306116604</text:p>
          </table:table-cell>
          <table:table-cell office:value-type="float" office:value="1.0597940327043">
            <text:p>1.0597940327</text:p>
          </table:table-cell>
          <table:table-cell office:value-type="float" office:value="0.991232107770797">
            <text:p>0.99123210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9031">
            <text:p>9031</text:p>
          </table:table-cell>
          <table:table-cell office:value-type="float" office:value="11720">
            <text:p>11720</text:p>
          </table:table-cell>
          <table:table-cell office:value-type="float" office:value="16227">
            <text:p>16227</text:p>
          </table:table-cell>
          <table:table-cell office:value-type="float" office:value="-51.375">
            <text:p>-51.375</text:p>
          </table:table-cell>
          <table:table-cell office:value-type="float" office:value="-67.625">
            <text:p>-67.625</text:p>
          </table:table-cell>
          <table:table-cell office:value-type="float" office:value="122.5">
            <text:p>122.5</text:p>
          </table:table-cell>
          <table:table-cell office:value-type="float" office:value="-0.00568873878861699">
            <text:p>-0.0056887388</text:p>
          </table:table-cell>
          <table:table-cell office:value-type="float" office:value="-0.00577005119453925">
            <text:p>-0.0057700512</text:p>
          </table:table-cell>
          <table:table-cell office:value-type="float" office:value="0.00754914648425464">
            <text:p>0.0075491465</text:p>
          </table:table-cell>
          <table:table-cell office:value-type="float" office:value="0.980152843267891">
            <text:p>0.9801528433</text:p>
          </table:table-cell>
          <table:table-cell office:value-type="float" office:value="0.979870076061056">
            <text:p>0.9798700761</text:p>
          </table:table-cell>
          <table:table-cell office:value-type="float" office:value="1.02653371233567">
            <text:p>1.02653371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8720">
            <text:p>8720</text:p>
          </table:table-cell>
          <table:table-cell office:value-type="float" office:value="11524">
            <text:p>11524</text:p>
          </table:table-cell>
          <table:table-cell office:value-type="float" office:value="17516">
            <text:p>17516</text:p>
          </table:table-cell>
          <table:table-cell office:value-type="float" office:value="219.25">
            <text:p>219.25</text:p>
          </table:table-cell>
          <table:table-cell office:value-type="float" office:value="232.125">
            <text:p>232.125</text:p>
          </table:table-cell>
          <table:table-cell office:value-type="float" office:value="-72.875">
            <text:p>-72.875</text:p>
          </table:table-cell>
          <table:table-cell office:value-type="float" office:value="0.0251433486238532">
            <text:p>0.0251433486</text:p>
          </table:table-cell>
          <table:table-cell office:value-type="float" office:value="0.0201427455744533">
            <text:p>0.0201427456</text:p>
          </table:table-cell>
          <table:table-cell office:value-type="float" office:value="-0.00416048184517013">
            <text:p>-0.0041604818</text:p>
          </table:table-cell>
          <table:table-cell office:value-type="float" office:value="1.08924080862433">
            <text:p>1.0892408086</text:p>
          </table:table-cell>
          <table:table-cell office:value-type="float" office:value="1.07129484070117">
            <text:p>1.0712948407</text:p>
          </table:table-cell>
          <table:table-cell office:value-type="float" office:value="0.985472240375905">
            <text:p>0.9854722404</text:p>
          </table:table-cell>
          <table:table-cell office:value-type="float" office:value="27.9129541154836">
            <text:p>27.9129541155</text:p>
          </table:table-cell>
          <table:table-cell office:value-type="float" office:value="34.7571744274727">
            <text:p>34.7571744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535">
            <text:p>8535</text:p>
          </table:table-cell>
          <table:table-cell office:value-type="float" office:value="11451">
            <text:p>11451</text:p>
          </table:table-cell>
          <table:table-cell office:value-type="float" office:value="18510">
            <text:p>18510</text:p>
          </table:table-cell>
          <table:table-cell office:value-type="float" office:value="216.25">
            <text:p>216.25</text:p>
          </table:table-cell>
          <table:table-cell office:value-type="float" office:value="-99.25">
            <text:p>-99.25</text:p>
          </table:table-cell>
          <table:table-cell office:value-type="float" office:value="-99.125">
            <text:p>-99.125</text:p>
          </table:table-cell>
          <table:table-cell office:value-type="float" office:value="0.0253368482718219">
            <text:p>0.0253368483</text:p>
          </table:table-cell>
          <table:table-cell office:value-type="float" office:value="-0.00866736529560737">
            <text:p>-0.0086673653</text:p>
          </table:table-cell>
          <table:table-cell office:value-type="float" office:value="-0.00535521339816316">
            <text:p>-0.0053552134</text:p>
          </table:table-cell>
          <table:table-cell office:value-type="float" office:value="1.08993720247686">
            <text:p>1.0899372025</text:p>
          </table:table-cell>
          <table:table-cell office:value-type="float" office:value="0.969811462978863">
            <text:p>0.969811463</text:p>
          </table:table-cell>
          <table:table-cell office:value-type="float" office:value="0.981312962595087">
            <text:p>0.9813129626</text:p>
          </table:table-cell>
          <table:table-cell office:value-type="float" office:value="27.7024054857499">
            <text:p>27.70240548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767">
            <text:p>767</text:p>
          </table:table-cell>
          <table:table-cell office:value-type="float" office:value="8858">
            <text:p>8858</text:p>
          </table:table-cell>
          <table:table-cell office:value-type="float" office:value="11607">
            <text:p>11607</text:p>
          </table:table-cell>
          <table:table-cell office:value-type="float" office:value="17800">
            <text:p>17800</text:p>
          </table:table-cell>
          <table:table-cell office:value-type="float" office:value="21.75">
            <text:p>21.75</text:p>
          </table:table-cell>
          <table:table-cell office:value-type="float" office:value="89.75">
            <text:p>89.75</text:p>
          </table:table-cell>
          <table:table-cell office:value-type="float" office:value="-85.5">
            <text:p>-85.5</text:p>
          </table:table-cell>
          <table:table-cell office:value-type="float" office:value="0.00245540754120569">
            <text:p>0.0024554075</text:p>
          </table:table-cell>
          <table:table-cell office:value-type="float" office:value="0.0077324028603429">
            <text:p>0.0077324029</text:p>
          </table:table-cell>
          <table:table-cell office:value-type="float" office:value="-0.00480337078651685">
            <text:p>-0.0048033708</text:p>
          </table:table-cell>
          <table:table-cell office:value-type="float" office:value="1.00860574328556">
            <text:p>1.0086057433</text:p>
          </table:table-cell>
          <table:table-cell office:value-type="float" office:value="1.02718059851703">
            <text:p>1.0271805985</text:p>
          </table:table-cell>
          <table:table-cell office:value-type="float" office:value="0.98323342409418">
            <text:p>0.98323342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8852">
            <text:p>8852</text:p>
          </table:table-cell>
          <table:table-cell office:value-type="float" office:value="11650">
            <text:p>11650</text:p>
          </table:table-cell>
          <table:table-cell office:value-type="float" office:value="17631">
            <text:p>17631</text:p>
          </table:table-cell>
          <table:table-cell office:value-type="float" office:value="-89.75">
            <text:p>-89.75</text:p>
          </table:table-cell>
          <table:table-cell office:value-type="float" office:value="94.75">
            <text:p>94.75</text:p>
          </table:table-cell>
          <table:table-cell office:value-type="float" office:value="120.75">
            <text:p>120.75</text:p>
          </table:table-cell>
          <table:table-cell office:value-type="float" office:value="-0.0101389516493448">
            <text:p>-0.0101389516</text:p>
          </table:table-cell>
          <table:table-cell office:value-type="float" office:value="0.00813304721030043">
            <text:p>0.0081330472</text:p>
          </table:table-cell>
          <table:table-cell office:value-type="float" office:value="0.00684873234643526">
            <text:p>0.0068487323</text:p>
          </table:table-cell>
          <table:table-cell office:value-type="float" office:value="0.964715153974767">
            <text:p>0.964715154</text:p>
          </table:table-cell>
          <table:table-cell office:value-type="float" office:value="1.02859531229162">
            <text:p>1.0285953123</text:p>
          </table:table-cell>
          <table:table-cell office:value-type="float" office:value="1.02406249727664">
            <text:p>1.02406249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480">
            <text:p>8480</text:p>
          </table:table-cell>
          <table:table-cell office:value-type="float" office:value="12320">
            <text:p>12320</text:p>
          </table:table-cell>
          <table:table-cell office:value-type="float" office:value="20100">
            <text:p>20100</text:p>
          </table:table-cell>
          <table:table-cell office:value-type="float" office:value="161">
            <text:p>161</text:p>
          </table:table-cell>
          <table:table-cell office:value-type="float" office:value="-76.5">
            <text:p>-76.5</text:p>
          </table:table-cell>
          <table:table-cell office:value-type="float" office:value="61.5">
            <text:p>61.5</text:p>
          </table:table-cell>
          <table:table-cell office:value-type="float" office:value="0.0189858490566038">
            <text:p>0.0189858491</text:p>
          </table:table-cell>
          <table:table-cell office:value-type="float" office:value="-0.00620941558441558">
            <text:p>-0.0062094156</text:p>
          </table:table-cell>
          <table:table-cell office:value-type="float" office:value="0.00305970149253731">
            <text:p>0.0030597015</text:p>
          </table:table-cell>
          <table:table-cell office:value-type="float" office:value="1.06715697812834">
            <text:p>1.0671569781</text:p>
          </table:table-cell>
          <table:table-cell office:value-type="float" office:value="0.978342616864669">
            <text:p>0.9783426169</text:p>
          </table:table-cell>
          <table:table-cell office:value-type="float" office:value="1.0107273042994">
            <text:p>1.0107273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516">
            <text:p>8516</text:p>
          </table:table-cell>
          <table:table-cell office:value-type="float" office:value="13084">
            <text:p>13084</text:p>
          </table:table-cell>
          <table:table-cell office:value-type="float" office:value="18966">
            <text:p>18966</text:p>
          </table:table-cell>
          <table:table-cell office:value-type="float" office:value="10.875">
            <text:p>10.875</text:p>
          </table:table-cell>
          <table:table-cell office:value-type="float" office:value="-87">
            <text:p>-87</text:p>
          </table:table-cell>
          <table:table-cell office:value-type="float" office:value="224.75">
            <text:p>224.75</text:p>
          </table:table-cell>
          <table:table-cell office:value-type="float" office:value="0.00127700798496947">
            <text:p>0.001277008</text:p>
          </table:table-cell>
          <table:table-cell office:value-type="float" office:value="-0.00664934270865179">
            <text:p>-0.0066493427</text:p>
          </table:table-cell>
          <table:table-cell office:value-type="float" office:value="0.0118501529051988">
            <text:p>0.0118501529</text:p>
          </table:table-cell>
          <table:table-cell office:value-type="float" office:value="1.0044727242162">
            <text:p>1.0044727242</text:p>
          </table:table-cell>
          <table:table-cell office:value-type="float" office:value="0.976813959486295">
            <text:p>0.9768139595</text:p>
          </table:table-cell>
          <table:table-cell office:value-type="float" office:value="1.04175077037099">
            <text:p>1.04175077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700">
            <text:p>8700</text:p>
          </table:table-cell>
          <table:table-cell office:value-type="float" office:value="12162">
            <text:p>12162</text:p>
          </table:table-cell>
          <table:table-cell office:value-type="float" office:value="17382">
            <text:p>17382</text:p>
          </table:table-cell>
          <table:table-cell office:value-type="float" office:value="-118.125">
            <text:p>-118.125</text:p>
          </table:table-cell>
          <table:table-cell office:value-type="float" office:value="-24.75">
            <text:p>-24.75</text:p>
          </table:table-cell>
          <table:table-cell office:value-type="float" office:value="-46.625">
            <text:p>-46.625</text:p>
          </table:table-cell>
          <table:table-cell office:value-type="float" office:value="-0.0135775862068966">
            <text:p>-0.0135775862</text:p>
          </table:table-cell>
          <table:table-cell office:value-type="float" office:value="-0.00203502713369512">
            <text:p>-0.0020350271</text:p>
          </table:table-cell>
          <table:table-cell office:value-type="float" office:value="-0.00268237256932459">
            <text:p>-0.0026823726</text:p>
          </table:table-cell>
          <table:table-cell office:value-type="float" office:value="0.952839775936385">
            <text:p>0.9528397759</text:p>
          </table:table-cell>
          <table:table-cell office:value-type="float" office:value="0.99288552204952">
            <text:p>0.992885522</text:p>
          </table:table-cell>
          <table:table-cell office:value-type="float" office:value="0.990625798447661">
            <text:p>0.99062579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53">
            <text:p>453</text:p>
          </table:table-cell>
          <table:table-cell office:value-type="float" office:value="8492">
            <text:p>8492</text:p>
          </table:table-cell>
          <table:table-cell office:value-type="float" office:value="12044">
            <text:p>12044</text:p>
          </table:table-cell>
          <table:table-cell office:value-type="float" office:value="17230">
            <text:p>17230</text:p>
          </table:table-cell>
          <table:table-cell office:value-type="float" office:value="69.375">
            <text:p>69.375</text:p>
          </table:table-cell>
          <table:table-cell office:value-type="float" office:value="51">
            <text:p>51</text:p>
          </table:table-cell>
          <table:table-cell office:value-type="float" office:value="38.75">
            <text:p>38.75</text:p>
          </table:table-cell>
          <table:table-cell office:value-type="float" office:value="0.00816945360339143">
            <text:p>0.0081694536</text:p>
          </table:table-cell>
          <table:table-cell office:value-type="float" office:value="0.00423447359681169">
            <text:p>0.0042344736</text:p>
          </table:table-cell>
          <table:table-cell office:value-type="float" office:value="0.00224898432965757">
            <text:p>0.0022489843</text:p>
          </table:table-cell>
          <table:table-cell office:value-type="float" office:value="1.02872389795734">
            <text:p>1.028723898</text:p>
          </table:table-cell>
          <table:table-cell office:value-type="float" office:value="1.01485580189146">
            <text:p>1.0148558019</text:p>
          </table:table-cell>
          <table:table-cell office:value-type="float" office:value="1.00788135869761">
            <text:p>1.0078813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8372">
            <text:p>8372</text:p>
          </table:table-cell>
          <table:table-cell office:value-type="float" office:value="11926">
            <text:p>11926</text:p>
          </table:table-cell>
          <table:table-cell office:value-type="float" office:value="19403">
            <text:p>19403</text:p>
          </table:table-cell>
          <table:table-cell office:value-type="float" office:value="153.5">
            <text:p>153.5</text:p>
          </table:table-cell>
          <table:table-cell office:value-type="float" office:value="-318.5">
            <text:p>-318.5</text:p>
          </table:table-cell>
          <table:table-cell office:value-type="float" office:value="130.875">
            <text:p>130.875</text:p>
          </table:table-cell>
          <table:table-cell office:value-type="float" office:value="0.0183349259436216">
            <text:p>0.0183349259</text:p>
          </table:table-cell>
          <table:table-cell office:value-type="float" office:value="-0.0267063558611437">
            <text:p>-0.0267063559</text:p>
          </table:table-cell>
          <table:table-cell office:value-type="float" office:value="0.00674509096531464">
            <text:p>0.006745091</text:p>
          </table:table-cell>
          <table:table-cell office:value-type="float" office:value="1.06483113304102">
            <text:p>1.064831133</text:p>
          </table:table-cell>
          <table:table-cell office:value-type="float" office:value="0.907925684195026">
            <text:p>0.9079256842</text:p>
          </table:table-cell>
          <table:table-cell office:value-type="float" office:value="1.02369699103278">
            <text:p>1.023696991</text:p>
          </table:table-cell>
          <table:table-cell office:value-type="float" office:value="0">
            <text:p>0</text:p>
          </table:table-cell>
          <table:table-cell office:value-type="float" office:value="-25.6062530255886">
            <text:p>-25.6062530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8317">
            <text:p>8317</text:p>
          </table:table-cell>
          <table:table-cell office:value-type="float" office:value="12612">
            <text:p>12612</text:p>
          </table:table-cell>
          <table:table-cell office:value-type="float" office:value="18410">
            <text:p>18410</text:p>
          </table:table-cell>
          <table:table-cell office:value-type="float" office:value="-84.75">
            <text:p>-84.75</text:p>
          </table:table-cell>
          <table:table-cell office:value-type="float" office:value="-224.5">
            <text:p>-224.5</text:p>
          </table:table-cell>
          <table:table-cell office:value-type="float" office:value="166.125">
            <text:p>166.125</text:p>
          </table:table-cell>
          <table:table-cell office:value-type="float" office:value="-0.0101899723457978">
            <text:p>-0.0101899723</text:p>
          </table:table-cell>
          <table:table-cell office:value-type="float" office:value="-0.0178005074532192">
            <text:p>-0.0178005075</text:p>
          </table:table-cell>
          <table:table-cell office:value-type="float" office:value="0.00902362846279196">
            <text:p>0.0090236285</text:p>
          </table:table-cell>
          <table:table-cell office:value-type="float" office:value="0.964538614441068">
            <text:p>0.9645386144</text:p>
          </table:table-cell>
          <table:table-cell office:value-type="float" office:value="0.938319265722293">
            <text:p>0.9383192657</text:p>
          </table:table-cell>
          <table:table-cell office:value-type="float" office:value="1.03174229432622">
            <text:p>1.03174229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478">
            <text:p>8478</text:p>
          </table:table-cell>
          <table:table-cell office:value-type="float" office:value="11865">
            <text:p>11865</text:p>
          </table:table-cell>
          <table:table-cell office:value-type="float" office:value="16823">
            <text:p>16823</text:p>
          </table:table-cell>
          <table:table-cell office:value-type="float" office:value="-109.25">
            <text:p>-109.25</text:p>
          </table:table-cell>
          <table:table-cell office:value-type="float" office:value="79">
            <text:p>79</text:p>
          </table:table-cell>
          <table:table-cell office:value-type="float" office:value="25.875">
            <text:p>25.875</text:p>
          </table:table-cell>
          <table:table-cell office:value-type="float" office:value="-0.0128862939372494">
            <text:p>-0.0128862939</text:p>
          </table:table-cell>
          <table:table-cell office:value-type="float" office:value="0.0066582385166456">
            <text:p>0.0066582385</text:p>
          </table:table-cell>
          <table:table-cell office:value-type="float" office:value="0.00153807287641919">
            <text:p>0.0015380729</text:p>
          </table:table-cell>
          <table:table-cell office:value-type="float" office:value="0.955223442099644">
            <text:p>0.9552234421</text:p>
          </table:table-cell>
          <table:table-cell office:value-type="float" office:value="1.02339072580294">
            <text:p>1.0233907258</text:p>
          </table:table-cell>
          <table:table-cell office:value-type="float" office:value="1.00538789177709">
            <text:p>1.00538789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74">
            <text:p>574</text:p>
          </table:table-cell>
          <table:table-cell office:value-type="float" office:value="9199">
            <text:p>9199</text:p>
          </table:table-cell>
          <table:table-cell office:value-type="float" office:value="12028">
            <text:p>12028</text:p>
          </table:table-cell>
          <table:table-cell office:value-type="float" office:value="17008">
            <text:p>17008</text:p>
          </table:table-cell>
          <table:table-cell office:value-type="float" office:value="-34.25">
            <text:p>-34.25</text:p>
          </table:table-cell>
          <table:table-cell office:value-type="float" office:value="-41.625">
            <text:p>-41.625</text:p>
          </table:table-cell>
          <table:table-cell office:value-type="float" office:value="59.5">
            <text:p>59.5</text:p>
          </table:table-cell>
          <table:table-cell office:value-type="float" office:value="-0.003723230785955">
            <text:p>-0.0037232308</text:p>
          </table:table-cell>
          <table:table-cell office:value-type="float" office:value="-0.00346067509145328">
            <text:p>-0.0034606751</text:p>
          </table:table-cell>
          <table:table-cell office:value-type="float" office:value="0.0034983537158984">
            <text:p>0.0034983537</text:p>
          </table:table-cell>
          <table:table-cell office:value-type="float" office:value="0.986995862646229">
            <text:p>0.9869958626</text:p>
          </table:table-cell>
          <table:table-cell office:value-type="float" office:value="0.987911110673207">
            <text:p>0.9879111107</text:p>
          </table:table-cell>
          <table:table-cell office:value-type="float" office:value="1.01226822542394">
            <text:p>1.01226822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883">
            <text:p>8883</text:p>
          </table:table-cell>
          <table:table-cell office:value-type="float" office:value="12096">
            <text:p>12096</text:p>
          </table:table-cell>
          <table:table-cell office:value-type="float" office:value="19230">
            <text:p>19230</text:p>
          </table:table-cell>
          <table:table-cell office:value-type="float" office:value="-129.125">
            <text:p>-129.125</text:p>
          </table:table-cell>
          <table:table-cell office:value-type="float" office:value="276.75">
            <text:p>276.75</text:p>
          </table:table-cell>
          <table:table-cell office:value-type="float" office:value="142.625">
            <text:p>142.625</text:p>
          </table:table-cell>
          <table:table-cell office:value-type="float" office:value="-0.0145361927276821">
            <text:p>-0.0145361927</text:p>
          </table:table-cell>
          <table:table-cell office:value-type="float" office:value="0.0228794642857143">
            <text:p>0.0228794643</text:p>
          </table:table-cell>
          <table:table-cell office:value-type="float" office:value="0.00741679667186687">
            <text:p>0.0074167967</text:p>
          </table:table-cell>
          <table:table-cell office:value-type="float" office:value="0.949537475215185">
            <text:p>0.9495374752</text:p>
          </table:table-cell>
          <table:table-cell office:value-type="float" office:value="1.08110412597656">
            <text:p>1.081104126</text:p>
          </table:table-cell>
          <table:table-cell office:value-type="float" office:value="1.02606660574236">
            <text:p>1.0260666057</text:p>
          </table:table-cell>
          <table:table-cell office:value-type="float" office:value="0">
            <text:p>0</text:p>
          </table:table-cell>
          <table:table-cell office:value-type="float" office:value="30.6408705225407">
            <text:p>30.6408705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94">
            <text:p>294</text:p>
          </table:table-cell>
          <table:table-cell office:value-type="float" office:value="8874">
            <text:p>8874</text:p>
          </table:table-cell>
          <table:table-cell office:value-type="float" office:value="12315">
            <text:p>12315</text:p>
          </table:table-cell>
          <table:table-cell office:value-type="float" office:value="18526">
            <text:p>18526</text:p>
          </table:table-cell>
          <table:table-cell office:value-type="float" office:value="-131.625">
            <text:p>-131.625</text:p>
          </table:table-cell>
          <table:table-cell office:value-type="float" office:value="-468.5">
            <text:p>-468.5</text:p>
          </table:table-cell>
          <table:table-cell office:value-type="float" office:value="-150.875">
            <text:p>-150.875</text:p>
          </table:table-cell>
          <table:table-cell office:value-type="float" office:value="-0.0148326572008114">
            <text:p>-0.0148326572</text:p>
          </table:table-cell>
          <table:table-cell office:value-type="float" office:value="-0.0380430369468128">
            <text:p>-0.0380430369</text:p>
          </table:table-cell>
          <table:table-cell office:value-type="float" office:value="-0.00814395984022455">
            <text:p>-0.0081439598</text:p>
          </table:table-cell>
          <table:table-cell office:value-type="float" office:value="0.948516914927648">
            <text:p>0.9485169149</text:p>
          </table:table-cell>
          <table:table-cell office:value-type="float" office:value="0.869686025100023">
            <text:p>0.8696860251</text:p>
          </table:table-cell>
          <table:table-cell office:value-type="float" office:value="0.971626135759697">
            <text:p>0.9716261358</text:p>
          </table:table-cell>
          <table:table-cell office:value-type="float" office:value="0">
            <text:p>0</text:p>
          </table:table-cell>
          <table:table-cell office:value-type="float" office:value="-17.8712662274553">
            <text:p>-17.8712662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7888">
            <text:p>7888</text:p>
          </table:table-cell>
          <table:table-cell office:value-type="float" office:value="11709">
            <text:p>11709</text:p>
          </table:table-cell>
          <table:table-cell office:value-type="float" office:value="18172">
            <text:p>18172</text:p>
          </table:table-cell>
          <table:table-cell office:value-type="float" office:value="-128.5">
            <text:p>-128.5</text:p>
          </table:table-cell>
          <table:table-cell office:value-type="float" office:value="-252.25">
            <text:p>-252.25</text:p>
          </table:table-cell>
          <table:table-cell office:value-type="float" office:value="-197.125">
            <text:p>-197.125</text:p>
          </table:table-cell>
          <table:table-cell office:value-type="float" office:value="-0.0162905679513185">
            <text:p>-0.016290568</text:p>
          </table:table-cell>
          <table:table-cell office:value-type="float" office:value="-0.0215432573234264">
            <text:p>-0.0215432573</text:p>
          </table:table-cell>
          <table:table-cell office:value-type="float" office:value="-0.0108477327756989">
            <text:p>-0.0108477328</text:p>
          </table:table-cell>
          <table:table-cell office:value-type="float" office:value="0.943503162074571">
            <text:p>0.9435031621</text:p>
          </table:table-cell>
          <table:table-cell office:value-type="float" office:value="0.92550825876277">
            <text:p>0.9255082588</text:p>
          </table:table-cell>
          <table:table-cell office:value-type="float" office:value="0.962263574965545">
            <text:p>0.962263575</text:p>
          </table:table-cell>
          <table:table-cell office:value-type="float" office:value="0">
            <text:p>0</text:p>
          </table:table-cell>
          <table:table-cell office:value-type="float" office:value="-31.8268377573525">
            <text:p>-31.82683775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7424">
            <text:p>7424</text:p>
          </table:table-cell>
          <table:table-cell office:value-type="float" office:value="11865">
            <text:p>11865</text:p>
          </table:table-cell>
          <table:table-cell office:value-type="float" office:value="18113">
            <text:p>18113</text:p>
          </table:table-cell>
          <table:table-cell office:value-type="float" office:value="-71.75">
            <text:p>-71.75</text:p>
          </table:table-cell>
          <table:table-cell office:value-type="float" office:value="-192.625">
            <text:p>-192.625</text:p>
          </table:table-cell>
          <table:table-cell office:value-type="float" office:value="36.75">
            <text:p>36.75</text:p>
          </table:table-cell>
          <table:table-cell office:value-type="float" office:value="-0.00966460129310345">
            <text:p>-0.0096646013</text:p>
          </table:table-cell>
          <table:table-cell office:value-type="float" office:value="-0.0162347239780868">
            <text:p>-0.016234724</text:p>
          </table:table-cell>
          <table:table-cell office:value-type="float" office:value="0.0020289294981505">
            <text:p>0.0020289295</text:p>
          </table:table-cell>
          <table:table-cell office:value-type="float" office:value="0.966356968329721">
            <text:p>0.9663569683</text:p>
          </table:table-cell>
          <table:table-cell office:value-type="float" office:value="0.94369505595148">
            <text:p>0.943695056</text:p>
          </table:table-cell>
          <table:table-cell office:value-type="float" office:value="1.00710932169115">
            <text:p>1.00710932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8172">
            <text:p>8172</text:p>
          </table:table-cell>
          <table:table-cell office:value-type="float" office:value="11396">
            <text:p>11396</text:p>
          </table:table-cell>
          <table:table-cell office:value-type="float" office:value="18536">
            <text:p>18536</text:p>
          </table:table-cell>
          <table:table-cell office:value-type="float" office:value="-115.75">
            <text:p>-115.75</text:p>
          </table:table-cell>
          <table:table-cell office:value-type="float" office:value="133.5">
            <text:p>133.5</text:p>
          </table:table-cell>
          <table:table-cell office:value-type="float" office:value="224">
            <text:p>224</text:p>
          </table:table-cell>
          <table:table-cell office:value-type="float" office:value="-0.0141642192853647">
            <text:p>-0.0141642193</text:p>
          </table:table-cell>
          <table:table-cell office:value-type="float" office:value="0.0117146367146367">
            <text:p>0.0117146367</text:p>
          </table:table-cell>
          <table:table-cell office:value-type="float" office:value="0.0120845921450151">
            <text:p>0.0120845921</text:p>
          </table:table-cell>
          <table:table-cell office:value-type="float" office:value="0.950818457712833">
            <text:p>0.9508184577</text:p>
          </table:table-cell>
          <table:table-cell office:value-type="float" office:value="1.04127020461941">
            <text:p>1.0412702046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7325">
            <text:p>7325</text:p>
          </table:table-cell>
          <table:table-cell office:value-type="float" office:value="11685">
            <text:p>11685</text:p>
          </table:table-cell>
          <table:table-cell office:value-type="float" office:value="17472">
            <text:p>17472</text:p>
          </table:table-cell>
          <table:table-cell office:value-type="float" office:value="-142.75">
            <text:p>-142.75</text:p>
          </table:table-cell>
          <table:table-cell office:value-type="float" office:value="68.875">
            <text:p>68.875</text:p>
          </table:table-cell>
          <table:table-cell office:value-type="float" office:value="28.5">
            <text:p>28.5</text:p>
          </table:table-cell>
          <table:table-cell office:value-type="float" office:value="-0.0194880546075085">
            <text:p>-0.0194880546</text:p>
          </table:table-cell>
          <table:table-cell office:value-type="float" office:value="0.00589430894308943">
            <text:p>0.0058943089</text:p>
          </table:table-cell>
          <table:table-cell office:value-type="float" office:value="0.00163118131868132">
            <text:p>0.0016311813</text:p>
          </table:table-cell>
          <table:table-cell office:value-type="float" office:value="0.932536186047595">
            <text:p>0.932536186</text:p>
          </table:table-cell>
          <table:table-cell office:value-type="float" office:value="1.02069817734153">
            <text:p>1.0206981773</text:p>
          </table:table-cell>
          <table:table-cell office:value-type="float" office:value="1.00571434969027">
            <text:p>1.00571434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60">
            <text:p>260</text:p>
          </table:table-cell>
          <table:table-cell office:value-type="float" office:value="6875">
            <text:p>6875</text:p>
          </table:table-cell>
          <table:table-cell office:value-type="float" office:value="11300">
            <text:p>11300</text:p>
          </table:table-cell>
          <table:table-cell office:value-type="float" office:value="17024">
            <text:p>17024</text:p>
          </table:table-cell>
          <table:table-cell office:value-type="float" office:value="-80.625">
            <text:p>-80.625</text:p>
          </table:table-cell>
          <table:table-cell office:value-type="float" office:value="-366.375">
            <text:p>-366.375</text:p>
          </table:table-cell>
          <table:table-cell office:value-type="float" office:value="-66.375">
            <text:p>-66.375</text:p>
          </table:table-cell>
          <table:table-cell office:value-type="float" office:value="-0.0117272727272727">
            <text:p>-0.0117272727</text:p>
          </table:table-cell>
          <table:table-cell office:value-type="float" office:value="-0.0324225663716814">
            <text:p>-0.0324225664</text:p>
          </table:table-cell>
          <table:table-cell office:value-type="float" office:value="-0.00389890742481203">
            <text:p>-0.0038989074</text:p>
          </table:table-cell>
          <table:table-cell office:value-type="float" office:value="0.95922410214876">
            <text:p>0.9592241021</text:p>
          </table:table-cell>
          <table:table-cell office:value-type="float" office:value="0.888581414406962">
            <text:p>0.8885814144</text:p>
          </table:table-cell>
          <table:table-cell office:value-type="float" office:value="0.986383618912208">
            <text:p>0.9863836189</text:p>
          </table:table-cell>
          <table:table-cell office:value-type="float" office:value="0">
            <text:p>0</text:p>
          </table:table-cell>
          <table:table-cell office:value-type="float" office:value="-21.0300641054493">
            <text:p>-21.0300641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81">
            <text:p>281</text:p>
          </table:table-cell>
          <table:table-cell office:value-type="float" office:value="7750">
            <text:p>7750</text:p>
          </table:table-cell>
          <table:table-cell office:value-type="float" office:value="11955">
            <text:p>11955</text:p>
          </table:table-cell>
          <table:table-cell office:value-type="float" office:value="17976">
            <text:p>17976</text:p>
          </table:table-cell>
          <table:table-cell office:value-type="float" office:value="-109.875">
            <text:p>-109.875</text:p>
          </table:table-cell>
          <table:table-cell office:value-type="float" office:value="16">
            <text:p>16</text:p>
          </table:table-cell>
          <table:table-cell office:value-type="float" office:value="145.5">
            <text:p>145.5</text:p>
          </table:table-cell>
          <table:table-cell office:value-type="float" office:value="-0.0141774193548387">
            <text:p>-0.0141774194</text:p>
          </table:table-cell>
          <table:table-cell office:value-type="float" office:value="0.0013383521539105">
            <text:p>0.0013383522</text:p>
          </table:table-cell>
          <table:table-cell office:value-type="float" office:value="0.00809412550066756">
            <text:p>0.0080941255</text:p>
          </table:table-cell>
          <table:table-cell office:value-type="float" office:value="0.950772990728408">
            <text:p>0.9507729907</text:p>
          </table:table-cell>
          <table:table-cell office:value-type="float" office:value="1.0046877432642">
            <text:p>1.0046877433</text:p>
          </table:table-cell>
          <table:table-cell office:value-type="float" office:value="1.02845784839287">
            <text:p>1.02845784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7582">
            <text:p>7582</text:p>
          </table:table-cell>
          <table:table-cell office:value-type="float" office:value="11637">
            <text:p>11637</text:p>
          </table:table-cell>
          <table:table-cell office:value-type="float" office:value="18536">
            <text:p>18536</text:p>
          </table:table-cell>
          <table:table-cell office:value-type="float" office:value="-66.875">
            <text:p>-66.875</text:p>
          </table:table-cell>
          <table:table-cell office:value-type="float" office:value="-20.25">
            <text:p>-20.25</text:p>
          </table:table-cell>
          <table:table-cell office:value-type="float" office:value="224">
            <text:p>224</text:p>
          </table:table-cell>
          <table:table-cell office:value-type="float" office:value="-0.00882023212872593">
            <text:p>-0.0088202321</text:p>
          </table:table-cell>
          <table:table-cell office:value-type="float" office:value="-0.00174013921113689">
            <text:p>-0.0017401392</text:p>
          </table:table-cell>
          <table:table-cell office:value-type="float" office:value="0.0120845921450151">
            <text:p>0.0120845921</text:p>
          </table:table-cell>
          <table:table-cell office:value-type="float" office:value="0.969281668679276">
            <text:p>0.9692816687</text:p>
          </table:table-cell>
          <table:table-cell office:value-type="float" office:value="0.99391544780659">
            <text:p>0.9939154478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7325">
            <text:p>7325</text:p>
          </table:table-cell>
          <table:table-cell office:value-type="float" office:value="11142">
            <text:p>11142</text:p>
          </table:table-cell>
          <table:table-cell office:value-type="float" office:value="18032">
            <text:p>18032</text:p>
          </table:table-cell>
          <table:table-cell office:value-type="float" office:value="-142.75">
            <text:p>-142.75</text:p>
          </table:table-cell>
          <table:table-cell office:value-type="float" office:value="-181.5">
            <text:p>-181.5</text:p>
          </table:table-cell>
          <table:table-cell office:value-type="float" office:value="350">
            <text:p>350</text:p>
          </table:table-cell>
          <table:table-cell office:value-type="float" office:value="-0.0194880546075085">
            <text:p>-0.0194880546</text:p>
          </table:table-cell>
          <table:table-cell office:value-type="float" office:value="-0.0162897145934303">
            <text:p>-0.0162897146</text:p>
          </table:table-cell>
          <table:table-cell office:value-type="float" office:value="0.0194099378881988">
            <text:p>0.0194099379</text:p>
          </table:table-cell>
          <table:table-cell office:value-type="float" office:value="0.932536186047595">
            <text:p>0.932536186</text:p>
          </table:table-cell>
          <table:table-cell office:value-type="float" office:value="0.943506094334003">
            <text:p>0.9435060943</text:p>
          </table:table-cell>
          <table:table-cell office:value-type="float" office:value="1.06867320415879">
            <text:p>1.06867320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6875">
            <text:p>6875</text:p>
          </table:table-cell>
          <table:table-cell office:value-type="float" office:value="11381">
            <text:p>11381</text:p>
          </table:table-cell>
          <table:table-cell office:value-type="float" office:value="18939">
            <text:p>18939</text:p>
          </table:table-cell>
          <table:table-cell office:value-type="float" office:value="-80.625">
            <text:p>-80.625</text:p>
          </table:table-cell>
          <table:table-cell office:value-type="float" office:value="128.25">
            <text:p>128.25</text:p>
          </table:table-cell>
          <table:table-cell office:value-type="float" office:value="398.25">
            <text:p>398.25</text:p>
          </table:table-cell>
          <table:table-cell office:value-type="float" office:value="-0.0117272727272727">
            <text:p>-0.0117272727</text:p>
          </table:table-cell>
          <table:table-cell office:value-type="float" office:value="0.0112687813021703">
            <text:p>0.0112687813</text:p>
          </table:table-cell>
          <table:table-cell office:value-type="float" office:value="0.0210280373831776">
            <text:p>0.0210280374</text:p>
          </table:table-cell>
          <table:table-cell office:value-type="float" office:value="0.95922410214876">
            <text:p>0.9592241021</text:p>
          </table:table-cell>
          <table:table-cell office:value-type="float" office:value="1.03968962600439">
            <text:p>1.039689626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7750">
            <text:p>7750</text:p>
          </table:table-cell>
          <table:table-cell office:value-type="float" office:value="11804">
            <text:p>11804</text:p>
          </table:table-cell>
          <table:table-cell office:value-type="float" office:value="19529">
            <text:p>19529</text:p>
          </table:table-cell>
          <table:table-cell office:value-type="float" office:value="-109.875">
            <text:p>-109.875</text:p>
          </table:table-cell>
          <table:table-cell office:value-type="float" office:value="-58.25">
            <text:p>-58.25</text:p>
          </table:table-cell>
          <table:table-cell office:value-type="float" office:value="236">
            <text:p>236</text:p>
          </table:table-cell>
          <table:table-cell office:value-type="float" office:value="-0.0141774193548387">
            <text:p>-0.0141774194</text:p>
          </table:table-cell>
          <table:table-cell office:value-type="float" office:value="-0.00493476787529651">
            <text:p>-0.0049347679</text:p>
          </table:table-cell>
          <table:table-cell office:value-type="float" office:value="0.0120845921450151">
            <text:p>0.0120845921</text:p>
          </table:table-cell>
          <table:table-cell office:value-type="float" office:value="0.950772990728408">
            <text:p>0.9507729907</text:p>
          </table:table-cell>
          <table:table-cell office:value-type="float" office:value="0.982776042227069">
            <text:p>0.9827760422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2">
            <text:p>272</text:p>
          </table:table-cell>
          <table:table-cell office:value-type="float" office:value="8000">
            <text:p>8000</text:p>
          </table:table-cell>
          <table:table-cell office:value-type="float" office:value="11520">
            <text:p>11520</text:p>
          </table:table-cell>
          <table:table-cell office:value-type="float" office:value="19208">
            <text:p>19208</text:p>
          </table:table-cell>
          <table:table-cell office:value-type="float" office:value="37.5">
            <text:p>37.5</text:p>
          </table:table-cell>
          <table:table-cell office:value-type="float" office:value="54">
            <text:p>54</text:p>
          </table:table-cell>
          <table:table-cell office:value-type="float" office:value="336">
            <text:p>336</text:p>
          </table:table-cell>
          <table:table-cell table:number-columns-repeated="2" office:value-type="float" office:value="0.0046875">
            <text:p>0.0046875</text:p>
          </table:table-cell>
          <table:table-cell office:value-type="float" office:value="0.0174927113702624">
            <text:p>0.0174927114</text:p>
          </table:table-cell>
          <table:table-cell table:number-columns-repeated="2" office:value-type="float" office:value="1.01644931640625">
            <text:p>1.0164493164</text:p>
          </table:table-cell>
          <table:table-cell office:value-type="float" office:value="1.06182423990004">
            <text:p>1.0618242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56">
            <text:p>256</text:p>
          </table:table-cell>
          <table:table-cell office:value-type="float" office:value="7975">
            <text:p>7975</text:p>
          </table:table-cell>
          <table:table-cell office:value-type="float" office:value="11592">
            <text:p>11592</text:p>
          </table:table-cell>
          <table:table-cell office:value-type="float" office:value="19208">
            <text:p>19208</text:p>
          </table:table-cell>
          <table:table-cell office:value-type="float" office:value="119.625">
            <text:p>119.625</text:p>
          </table:table-cell>
          <table:table-cell office:value-type="float" office:value="225">
            <text:p>225</text:p>
          </table:table-cell>
          <table:table-cell office:value-type="float" office:value="854">
            <text:p>854</text:p>
          </table:table-cell>
          <table:table-cell office:value-type="float" office:value="0.015">
            <text:p>0.015</text:p>
          </table:table-cell>
          <table:table-cell office:value-type="float" office:value="0.0194099378881988">
            <text:p>0.0194099379</text:p>
          </table:table-cell>
          <table:table-cell office:value-type="float" office:value="0.0444606413994169">
            <text:p>0.0444606414</text:p>
          </table:table-cell>
          <table:table-cell office:value-type="float" office:value="1.052941">
            <text:p>1.052941</text:p>
          </table:table-cell>
          <table:table-cell office:value-type="float" office:value="1.06867320415879">
            <text:p>1.0686732042</text:p>
          </table:table-cell>
          <table:table-cell office:value-type="float" office:value="1.15948667221991">
            <text:p>1.1594866722</text:p>
          </table:table-cell>
          <table:table-cell table:number-columns-repeated="2" office:value-type="float" office:value="0">
            <text:p>0</text:p>
          </table:table-cell>
          <table:table-cell office:value-type="float" office:value="15.934191003539">
            <text:p>15.934191003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288">
            <text:p>288</text:p>
          </table:table-cell>
          <table:table-cell office:value-type="float" office:value="8370">
            <text:p>8370</text:p>
          </table:table-cell>
          <table:table-cell office:value-type="float" office:value="12132">
            <text:p>12132</text:p>
          </table:table-cell>
          <table:table-cell office:value-type="float" office:value="21840">
            <text:p>21840</text:p>
          </table:table-cell>
          <table:table-cell office:value-type="float" office:value="283.5">
            <text:p>283.5</text:p>
          </table:table-cell>
          <table:table-cell office:value-type="float" office:value="517.5">
            <text:p>517.5</text:p>
          </table:table-cell>
          <table:table-cell office:value-type="float" office:value="273">
            <text:p>273</text:p>
          </table:table-cell>
          <table:table-cell office:value-type="float" office:value="0.0338709677419355">
            <text:p>0.0338709677</text:p>
          </table:table-cell>
          <table:table-cell office:value-type="float" office:value="0.0426557863501484">
            <text:p>0.0426557864</text:p>
          </table:table-cell>
          <table:table-cell office:value-type="float" office:value="0.0125">
            <text:p>0.0125</text:p>
          </table:table-cell>
          <table:table-cell office:value-type="float" office:value="1.12079698231009">
            <text:p>1.1207969823</text:p>
          </table:table-cell>
          <table:table-cell office:value-type="float" office:value="1.15286150379945">
            <text:p>1.1528615038</text:p>
          </table:table-cell>
          <table:table-cell office:value-type="float" office:value="1.04405625">
            <text:p>1.04405625</text:p>
          </table:table-cell>
          <table:table-cell office:value-type="float" office:value="20.8089948968484">
            <text:p>20.8089948968</text:p>
          </table:table-cell>
          <table:table-cell office:value-type="float" office:value="16.5939417261977">
            <text:p>16.5939417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431">
            <text:p>431</text:p>
          </table:table-cell>
          <table:table-cell table:number-columns-repeated="2" office:value-type="float" office:value="312">
            <text:p>312</text:p>
          </table:table-cell>
          <table:table-cell office:value-type="float" office:value="8514">
            <text:p>8514</text:p>
          </table:table-cell>
          <table:table-cell office:value-type="float" office:value="12710">
            <text:p>12710</text:p>
          </table:table-cell>
          <table:table-cell office:value-type="float" office:value="22960">
            <text:p>22960</text:p>
          </table:table-cell>
          <table:table-cell office:value-type="float" office:value="254.25">
            <text:p>254.25</text:p>
          </table:table-cell>
          <table:table-cell office:value-type="float" office:value="-11.625">
            <text:p>-11.625</text:p>
          </table:table-cell>
          <table:table-cell office:value-type="float" office:value="-21">
            <text:p>-21</text:p>
          </table:table-cell>
          <table:table-cell office:value-type="float" office:value="0.0298625792811839">
            <text:p>0.0298625793</text:p>
          </table:table-cell>
          <table:table-cell table:number-columns-repeated="2" office:value-type="float" office:value="-0.000914634146341463">
            <text:p>-0.0009146341</text:p>
          </table:table-cell>
          <table:table-cell office:value-type="float" office:value="1.10626690382114">
            <text:p>1.1062669038</text:p>
          </table:table-cell>
          <table:table-cell table:number-columns-repeated="2" office:value-type="float" office:value="0.996800420136823">
            <text:p>0.9968004201</text:p>
          </table:table-cell>
          <table:table-cell office:value-type="float" office:value="23.5561034184774">
            <text:p>23.55610341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office:value-type="float" office:value="424">
            <text:p>424</text:p>
          </table:table-cell>
          <table:table-cell table:number-columns-repeated="2" office:value-type="float" office:value="304">
            <text:p>304</text:p>
          </table:table-cell>
          <table:table-cell office:value-type="float" office:value="8550">
            <text:p>8550</text:p>
          </table:table-cell>
          <table:table-cell office:value-type="float" office:value="12348">
            <text:p>12348</text:p>
          </table:table-cell>
          <table:table-cell office:value-type="float" office:value="20608">
            <text:p>20608</text:p>
          </table:table-cell>
          <table:table-cell office:value-type="float" office:value="139.5">
            <text:p>139.5</text:p>
          </table:table-cell>
          <table:table-cell office:value-type="float" office:value="216">
            <text:p>216</text:p>
          </table:table-cell>
          <table:table-cell office:value-type="float" office:value="402.125">
            <text:p>402.125</text:p>
          </table:table-cell>
          <table:table-cell office:value-type="float" office:value="0.0163157894736842">
            <text:p>0.0163157895</text:p>
          </table:table-cell>
          <table:table-cell office:value-type="float" office:value="0.0174927113702624">
            <text:p>0.0174927114</text:p>
          </table:table-cell>
          <table:table-cell office:value-type="float" office:value="0.0195130531832298">
            <text:p>0.0195130532</text:p>
          </table:table-cell>
          <table:table-cell office:value-type="float" office:value="1.05762702493075">
            <text:p>1.0576270249</text:p>
          </table:table-cell>
          <table:table-cell office:value-type="float" office:value="1.06182423990004">
            <text:p>1.0618242399</text:p>
          </table:table-cell>
          <table:table-cell office:value-type="float" office:value="1.06904197426059">
            <text:p>1.06904197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1">
            <text:p>321</text:p>
          </table:table-cell>
          <table:table-cell office:value-type="float" office:value="8575">
            <text:p>8575</text:p>
          </table:table-cell>
          <table:table-cell office:value-type="float" office:value="13320">
            <text:p>13320</text:p>
          </table:table-cell>
          <table:table-cell office:value-type="float" office:value="24864">
            <text:p>24864</text:p>
          </table:table-cell>
          <table:table-cell office:value-type="float" office:value="381.25">
            <text:p>381.25</text:p>
          </table:table-cell>
          <table:table-cell office:value-type="float" office:value="468.875">
            <text:p>468.875</text:p>
          </table:table-cell>
          <table:table-cell office:value-type="float" office:value="875.25">
            <text:p>875.25</text:p>
          </table:table-cell>
          <table:table-cell office:value-type="float" office:value="0.0444606413994169">
            <text:p>0.0444606414</text:p>
          </table:table-cell>
          <table:table-cell office:value-type="float" office:value="0.0352008258258258">
            <text:p>0.0352008258</text:p>
          </table:table-cell>
          <table:table-cell office:value-type="float" office:value="0.0352014961389961">
            <text:p>0.0352014961</text:p>
          </table:table-cell>
          <table:table-cell office:value-type="float" office:value="1.15948667221991">
            <text:p>1.1594866722</text:p>
          </table:table-cell>
          <table:table-cell office:value-type="float" office:value="1.12563152274248">
            <text:p>1.1256315227</text:p>
          </table:table-cell>
          <table:table-cell office:value-type="float" office:value="1.12563396133412">
            <text:p>1.1256339613</text:p>
          </table:table-cell>
          <table:table-cell office:value-type="float" office:value="15.934191003539">
            <text:p>15.9341910035</text:p>
          </table:table-cell>
          <table:table-cell office:value-type="float" office:value="20.0357946100008">
            <text:p>20.03579461</text:p>
          </table:table-cell>
          <table:table-cell office:value-type="float" office:value="20.0354196088897">
            <text:p>20.035419608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table:number-columns-repeated="2" office:value-type="float" office:value="331">
            <text:p>331</text:p>
          </table:table-cell>
          <table:table-cell office:value-type="float" office:value="8891">
            <text:p>8891</text:p>
          </table:table-cell>
          <table:table-cell office:value-type="float" office:value="13260">
            <text:p>13260</text:p>
          </table:table-cell>
          <table:table-cell office:value-type="float" office:value="21840">
            <text:p>21840</text:p>
          </table:table-cell>
          <table:table-cell office:value-type="float" office:value="425.125">
            <text:p>425.125</text:p>
          </table:table-cell>
          <table:table-cell office:value-type="float" office:value="165.75">
            <text:p>165.75</text:p>
          </table:table-cell>
          <table:table-cell office:value-type="float" office:value="273">
            <text:p>273</text:p>
          </table:table-cell>
          <table:table-cell office:value-type="float" office:value="0.0478152063884827">
            <text:p>0.0478152064</text:p>
          </table:table-cell>
          <table:table-cell table:number-columns-repeated="2" office:value-type="float" office:value="0.0125">
            <text:p>0.0125</text:p>
          </table:table-cell>
          <table:table-cell office:value-type="float" office:value="1.17183435852516">
            <text:p>1.1718343585</text:p>
          </table:table-cell>
          <table:table-cell table:number-columns-repeated="2" office:value-type="float" office:value="1.04405625">
            <text:p>1.04405625</text:p>
          </table:table-cell>
          <table:table-cell office:value-type="float" office:value="14.8402511498574">
            <text:p>14.8402511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8136">
            <text:p>8136</text:p>
          </table:table-cell>
          <table:table-cell office:value-type="float" office:value="13221">
            <text:p>13221</text:p>
          </table:table-cell>
          <table:table-cell office:value-type="float" office:value="22960">
            <text:p>22960</text:p>
          </table:table-cell>
          <table:table-cell office:value-type="float" office:value="243">
            <text:p>243</text:p>
          </table:table-cell>
          <table:table-cell office:value-type="float" office:value="394.875">
            <text:p>394.875</text:p>
          </table:table-cell>
          <table:table-cell office:value-type="float" office:value="-21">
            <text:p>-21</text:p>
          </table:table-cell>
          <table:table-cell table:number-columns-repeated="2" office:value-type="float" office:value="0.0298672566371681">
            <text:p>0.0298672566</text:p>
          </table:table-cell>
          <table:table-cell office:value-type="float" office:value="-0.000914634146341463">
            <text:p>-0.0009146341</text:p>
          </table:table-cell>
          <table:table-cell table:number-columns-repeated="2" office:value-type="float" office:value="1.10628382214739">
            <text:p>1.1062838221</text:p>
          </table:table-cell>
          <table:table-cell office:value-type="float" office:value="0.996800420136823">
            <text:p>0.9968004201</text:p>
          </table:table-cell>
          <table:table-cell table:number-columns-repeated="2" office:value-type="float" office:value="23.5524681660182">
            <text:p>23.552468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number-columns-repeated="2" office:value-type="float" office:value="275">
            <text:p>275</text:p>
          </table:table-cell>
          <table:table-cell office:value-type="float" office:value="9144">
            <text:p>9144</text:p>
          </table:table-cell>
          <table:table-cell office:value-type="float" office:value="13248">
            <text:p>13248</text:p>
          </table:table-cell>
          <table:table-cell office:value-type="float" office:value="22425">
            <text:p>22425</text:p>
          </table:table-cell>
          <table:table-cell office:value-type="float" office:value="-51.25">
            <text:p>-51.25</text:p>
          </table:table-cell>
          <table:table-cell office:value-type="float" office:value="-68.5">
            <text:p>-68.5</text:p>
          </table:table-cell>
          <table:table-cell office:value-type="float" office:value="1407">
            <text:p>1407</text:p>
          </table:table-cell>
          <table:table-cell office:value-type="float" office:value="-0.00560476815398075">
            <text:p>-0.0056047682</text:p>
          </table:table-cell>
          <table:table-cell office:value-type="float" office:value="-0.00517059178743961">
            <text:p>-0.0051705918</text:p>
          </table:table-cell>
          <table:table-cell office:value-type="float" office:value="0.062742474916388">
            <text:p>0.0627424749</text:p>
          </table:table-cell>
          <table:table-cell office:value-type="float" office:value="0.980444881776145">
            <text:p>0.9804448818</text:p>
          </table:table-cell>
          <table:table-cell office:value-type="float" office:value="0.981955329382049">
            <text:p>0.9819553294</text:p>
          </table:table-cell>
          <table:table-cell office:value-type="float" office:value="1.22731443379828">
            <text:p>1.22731443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3905538531783">
            <text:p>11.390553853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0402">
            <text:p>10402</text:p>
          </table:table-cell>
          <table:table-cell office:value-type="float" office:value="15561">
            <text:p>15561</text:p>
          </table:table-cell>
          <table:table-cell office:value-type="float" office:value="26210">
            <text:p>26210</text:p>
          </table:table-cell>
          <table:table-cell office:value-type="float" office:value="152.25">
            <text:p>152.25</text:p>
          </table:table-cell>
          <table:table-cell office:value-type="float" office:value="253.375">
            <text:p>253.375</text:p>
          </table:table-cell>
          <table:table-cell office:value-type="float" office:value="1755.125">
            <text:p>1755.125</text:p>
          </table:table-cell>
          <table:table-cell office:value-type="float" office:value="0.0146366083445491">
            <text:p>0.0146366083</text:p>
          </table:table-cell>
          <table:table-cell office:value-type="float" office:value="0.0162826939142729">
            <text:p>0.0162826939</text:p>
          </table:table-cell>
          <table:table-cell office:value-type="float" office:value="0.0669639450591377">
            <text:p>0.0669639451</text:p>
          </table:table-cell>
          <table:table-cell office:value-type="float" office:value="1.05164802060143">
            <text:p>1.0516480206</text:p>
          </table:table-cell>
          <table:table-cell office:value-type="float" office:value="1.05750907589732">
            <text:p>1.0575090759</text:p>
          </table:table-cell>
          <table:table-cell office:value-type="float" office:value="1.24316278078523">
            <text:p>1.2431627808</text:p>
          </table:table-cell>
          <table:table-cell table:number-columns-repeated="2" office:value-type="float" office:value="0">
            <text:p>0</text:p>
          </table:table-cell>
          <table:table-cell office:value-type="float" office:value="10.6938804186007">
            <text:p>10.693880418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20">
            <text:p>320</text:p>
          </table:table-cell>
          <table:table-cell office:value-type="float" office:value="9400">
            <text:p>9400</text:p>
          </table:table-cell>
          <table:table-cell office:value-type="float" office:value="15788">
            <text:p>15788</text:p>
          </table:table-cell>
          <table:table-cell office:value-type="float" office:value="29471">
            <text:p>29471</text:p>
          </table:table-cell>
          <table:table-cell office:value-type="float" office:value="87.25">
            <text:p>87.25</text:p>
          </table:table-cell>
          <table:table-cell office:value-type="float" office:value="1310.375">
            <text:p>1310.375</text:p>
          </table:table-cell>
          <table:table-cell office:value-type="float" office:value="2446.125">
            <text:p>2446.125</text:p>
          </table:table-cell>
          <table:table-cell office:value-type="float" office:value="0.00928191489361702">
            <text:p>0.0092819149</text:p>
          </table:table-cell>
          <table:table-cell office:value-type="float" office:value="0.0829981631618951">
            <text:p>0.0829981632</text:p>
          </table:table-cell>
          <table:table-cell office:value-type="float" office:value="0.0830010858131723">
            <text:p>0.0830010858</text:p>
          </table:table-cell>
          <table:table-cell office:value-type="float" office:value="1.03265556385808">
            <text:p>1.0326555639</text:p>
          </table:table-cell>
          <table:table-cell office:value-type="float" office:value="1.3039954134396">
            <text:p>1.3039954134</text:p>
          </table:table-cell>
          <table:table-cell office:value-type="float" office:value="1.30400659362859">
            <text:p>1.3040065936</text:p>
          </table:table-cell>
          <table:table-cell office:value-type="float" office:value="0">
            <text:p>0</text:p>
          </table:table-cell>
          <table:table-cell office:value-type="float" office:value="8.69332417427052">
            <text:p>8.6933241743</text:p>
          </table:table-cell>
          <table:table-cell office:value-type="float" office:value="8.69302994878841">
            <text:p>8.693029948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8475">
            <text:p>8475</text:p>
          </table:table-cell>
          <table:table-cell office:value-type="float" office:value="14679">
            <text:p>14679</text:p>
          </table:table-cell>
          <table:table-cell office:value-type="float" office:value="27495">
            <text:p>27495</text:p>
          </table:table-cell>
          <table:table-cell office:value-type="float" office:value="11.5">
            <text:p>11.5</text:p>
          </table:table-cell>
          <table:table-cell office:value-type="float" office:value="1313">
            <text:p>1313</text:p>
          </table:table-cell>
          <table:table-cell office:value-type="float" office:value="2653.75">
            <text:p>2653.75</text:p>
          </table:table-cell>
          <table:table-cell office:value-type="float" office:value="0.00135693215339233">
            <text:p>0.0013569322</text:p>
          </table:table-cell>
          <table:table-cell office:value-type="float" office:value="0.0894475100483684">
            <text:p>0.08944751</text:p>
          </table:table-cell>
          <table:table-cell office:value-type="float" office:value="0.0965175486452082">
            <text:p>0.0965175486</text:p>
          </table:table-cell>
          <table:table-cell office:value-type="float" office:value="1.00475287141602">
            <text:p>1.0047528714</text:p>
          </table:table-cell>
          <table:table-cell office:value-type="float" office:value="1.32874796499484">
            <text:p>1.328747965</text:p>
          </table:table-cell>
          <table:table-cell office:value-type="float" office:value="1.35607006916333">
            <text:p>1.3560700692</text:p>
          </table:table-cell>
          <table:table-cell office:value-type="float" office:value="0">
            <text:p>0</text:p>
          </table:table-cell>
          <table:table-cell office:value-type="float" office:value="8.09083165094943">
            <text:p>8.0908316509</text:p>
          </table:table-cell>
          <table:table-cell office:value-type="float" office:value="7.52281852954192">
            <text:p>7.522818529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8140">
            <text:p>8140</text:p>
          </table:table-cell>
          <table:table-cell office:value-type="float" office:value="15828">
            <text:p>15828</text:p>
          </table:table-cell>
          <table:table-cell office:value-type="float" office:value="31864">
            <text:p>31864</text:p>
          </table:table-cell>
          <table:table-cell office:value-type="float" office:value="488">
            <text:p>488</text:p>
          </table:table-cell>
          <table:table-cell office:value-type="float" office:value="948.75">
            <text:p>948.75</text:p>
          </table:table-cell>
          <table:table-cell office:value-type="float" office:value="3581.125">
            <text:p>3581.125</text:p>
          </table:table-cell>
          <table:table-cell office:value-type="float" office:value="0.0599508599508599">
            <text:p>0.05995086</text:p>
          </table:table-cell>
          <table:table-cell office:value-type="float" office:value="0.0599412433661865">
            <text:p>0.0599412434</text:p>
          </table:table-cell>
          <table:table-cell office:value-type="float" office:value="0.11238780441878">
            <text:p>0.1123878044</text:p>
          </table:table-cell>
          <table:table-cell office:value-type="float" office:value="1.21687245682135">
            <text:p>1.2168724568</text:p>
          </table:table-cell>
          <table:table-cell office:value-type="float" office:value="1.21683653898797">
            <text:p>1.216836539</text:p>
          </table:table-cell>
          <table:table-cell office:value-type="float" office:value="1.41811411188659">
            <text:p>1.4181141119</text:p>
          </table:table-cell>
          <table:table-cell office:value-type="float" office:value="11.905132947102">
            <text:p>11.9051329471</text:p>
          </table:table-cell>
          <table:table-cell office:value-type="float" office:value="11.9069883909568">
            <text:p>11.906988391</text:p>
          </table:table-cell>
          <table:table-cell office:value-type="float" office:value="6.50788160088084">
            <text:p>6.507881600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9939">
            <text:p>9939</text:p>
          </table:table-cell>
          <table:table-cell office:value-type="float" office:value="17253">
            <text:p>17253</text:p>
          </table:table-cell>
          <table:table-cell office:value-type="float" office:value="38905">
            <text:p>38905</text:p>
          </table:table-cell>
          <table:table-cell office:value-type="float" office:value="446.5">
            <text:p>446.5</text:p>
          </table:table-cell>
          <table:table-cell office:value-type="float" office:value="1614.875">
            <text:p>1614.875</text:p>
          </table:table-cell>
          <table:table-cell office:value-type="float" office:value="3641.75">
            <text:p>3641.75</text:p>
          </table:table-cell>
          <table:table-cell office:value-type="float" office:value="0.0449240366234028">
            <text:p>0.0449240366</text:p>
          </table:table-cell>
          <table:table-cell office:value-type="float" office:value="0.0935996638265809">
            <text:p>0.0935996638</text:p>
          </table:table-cell>
          <table:table-cell office:value-type="float" office:value="0.0936062202801696">
            <text:p>0.0936062203</text:p>
          </table:table-cell>
          <table:table-cell office:value-type="float" office:value="1.16118973955233">
            <text:p>1.1611897396</text:p>
          </table:table-cell>
          <table:table-cell office:value-type="float" office:value="1.34477018164719">
            <text:p>1.3447701816</text:p>
          </table:table-cell>
          <table:table-cell office:value-type="float" office:value="1.34479553495187">
            <text:p>1.344795535</text:p>
          </table:table-cell>
          <table:table-cell office:value-type="float" office:value="15.7733518791372">
            <text:p>15.7733518791</text:p>
          </table:table-cell>
          <table:table-cell office:value-type="float" office:value="7.74685121155866">
            <text:p>7.7468512116</text:p>
          </table:table-cell>
          <table:table-cell office:value-type="float" office:value="7.74633216634448">
            <text:p>7.746332166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43">
            <text:p>343</text:p>
          </table:table-cell>
          <table:table-cell office:value-type="float" office:value="9831">
            <text:p>9831</text:p>
          </table:table-cell>
          <table:table-cell office:value-type="float" office:value="17411">
            <text:p>17411</text:p>
          </table:table-cell>
          <table:table-cell office:value-type="float" office:value="40625">
            <text:p>40625</text:p>
          </table:table-cell>
          <table:table-cell office:value-type="float" office:value="454.571428571429">
            <text:p>454.5714285714</text:p>
          </table:table-cell>
          <table:table-cell office:value-type="float" office:value="1543">
            <text:p>1543</text:p>
          </table:table-cell>
          <table:table-cell office:value-type="float" office:value="3696.14285714286">
            <text:p>3696.1428571429</text:p>
          </table:table-cell>
          <table:table-cell office:value-type="float" office:value="0.0462385747707688">
            <text:p>0.0462385748</text:p>
          </table:table-cell>
          <table:table-cell office:value-type="float" office:value="0.0886221354316237">
            <text:p>0.0886221354</text:p>
          </table:table-cell>
          <table:table-cell office:value-type="float" office:value="0.090981978021978">
            <text:p>0.090981978</text:p>
          </table:table-cell>
          <table:table-cell office:value-type="float" office:value="1.16602550305948">
            <text:p>1.1660255031</text:p>
          </table:table-cell>
          <table:table-cell office:value-type="float" office:value="1.32557108447207">
            <text:p>1.3255710845</text:p>
          </table:table-cell>
          <table:table-cell office:value-type="float" office:value="1.33466125491351">
            <text:p>1.3346612549</text:p>
          </table:table-cell>
          <table:table-cell office:value-type="float" office:value="15.3346319835489">
            <text:p>15.3346319835</text:p>
          </table:table-cell>
          <table:table-cell office:value-type="float" office:value="8.16304697458361">
            <text:p>8.1630469746</text:p>
          </table:table-cell>
          <table:table-cell office:value-type="float" office:value="7.9600551747976">
            <text:p>7.960055174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0273">
            <text:p>10273</text:p>
          </table:table-cell>
          <table:table-cell office:value-type="float" office:value="17833">
            <text:p>17833</text:p>
          </table:table-cell>
          <table:table-cell office:value-type="float" office:value="43978">
            <text:p>43978</text:p>
          </table:table-cell>
          <table:table-cell office:value-type="float" office:value="889.333333333333">
            <text:p>889.3333333333</text:p>
          </table:table-cell>
          <table:table-cell office:value-type="float" office:value="2091.2">
            <text:p>2091.2</text:p>
          </table:table-cell>
          <table:table-cell office:value-type="float" office:value="0">
            <text:p>0</text:p>
          </table:table-cell>
          <table:table-cell office:value-type="float" office:value="0.0865699730685616">
            <text:p>0.0865699731</text:p>
          </table:table-cell>
          <table:table-cell office:value-type="float" office:value="0.117265743284921">
            <text:p>0.1172657433</text:p>
          </table:table-cell>
          <table:table-cell office:value-type="float" office:value="0">
            <text:p>0</text:p>
          </table:table-cell>
          <table:table-cell office:value-type="float" office:value="1.31768385180466">
            <text:p>1.3176838518</text:p>
          </table:table-cell>
          <table:table-cell office:value-type="float" office:value="1.43738256041163">
            <text:p>1.4373825604</text:p>
          </table:table-cell>
          <table:table-cell office:value-type="float" office:value="1.29">
            <text:p>1.29</text:p>
          </table:table-cell>
          <table:table-cell office:value-type="float" office:value="8.34856359243841">
            <text:p>8.3485635924</text:p>
          </table:table-cell>
          <table:table-cell office:value-type="float" office:value="6.25107933658781">
            <text:p>6.2510793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26">
            <text:p>526</text:p>
          </table:table-cell>
          <table:table-cell table:number-columns-repeated="2" office:value-type="float" office:value="390">
            <text:p>390</text:p>
          </table:table-cell>
          <table:table-cell office:value-type="float" office:value="10692">
            <text:p>10692</text:p>
          </table:table-cell>
          <table:table-cell office:value-type="float" office:value="21889">
            <text:p>21889</text:p>
          </table:table-cell>
          <table:table-cell office:value-type="float" office:value="51074">
            <text:p>51074</text:p>
          </table:table-cell>
          <table:table-cell office:value-type="float" office:value="0">
            <text:p>0</text:p>
          </table:table-cell>
          <table:table-cell office:value-type="float" office:value="2058.25">
            <text:p>2058.25</text:p>
          </table:table-cell>
          <table:table-cell office:value-type="float" office:value="4696">
            <text:p>4696</text:p>
          </table:table-cell>
          <table:table-cell office:value-type="float" office:value="0">
            <text:p>0</text:p>
          </table:table-cell>
          <table:table-cell office:value-type="float" office:value="0.0940312485723423">
            <text:p>0.0940312486</text:p>
          </table:table-cell>
          <table:table-cell office:value-type="float" office:value="0.0919450209499941">
            <text:p>0.0919450209</text:p>
          </table:table-cell>
          <table:table-cell office:value-type="float" office:value="1.05">
            <text:p>1.05</text:p>
          </table:table-cell>
          <table:table-cell office:value-type="float" office:value="1.34643944639102">
            <text:p>1.3464394464</text:p>
          </table:table-cell>
          <table:table-cell office:value-type="float" office:value="1.33837719160487">
            <text:p>1.3383771916</text:p>
          </table:table-cell>
          <table:table-cell office:value-type="float" office:value="0">
            <text:p>0</text:p>
          </table:table-cell>
          <table:table-cell office:value-type="float" office:value="7.71283890768671">
            <text:p>7.7128389077</text:p>
          </table:table-cell>
          <table:table-cell office:value-type="float" office:value="7.8802070532548">
            <text:p>7.880207053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5">
            <text:p>5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10846">
            <text:p>10846</text:p>
          </table:table-cell>
          <table:table-cell office:value-type="float" office:value="23640">
            <text:p>23640</text:p>
          </table:table-cell>
          <table:table-cell office:value-type="float" office:value="56444">
            <text:p>56444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0983">
            <text:p>10983</text:p>
          </table:table-cell>
          <table:table-cell office:value-type="float" office:value="25435">
            <text:p>25435</text:p>
          </table:table-cell>
          <table:table-cell office:value-type="float" office:value="62379">
            <text:p>62379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29">
            <text:p>1.29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5">
            <text:p>5</text:p>
          </table:table-cell>
          <table:table-cell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444">
            <text:p>444</text:p>
          </table:table-cell>
          <table:table-cell office:value-type="float" office:value="11120">
            <text:p>11120</text:p>
          </table:table-cell>
          <table:table-cell office:value-type="float" office:value="27406">
            <text:p>27406</text:p>
          </table:table-cell>
          <table:table-cell office:value-type="float" office:value="68938">
            <text:p>68938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16">
            <text:p>1.16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3.25">
            <text:p>93.25</text:p>
          </table:table-cell>
          <table:table-cell office:value-type="float" office:value="4565">
            <text:p>4565</text:p>
          </table:table-cell>
          <table:table-cell office:value-type="float" office:value="18539.75">
            <text:p>18539.75</text:p>
          </table:table-cell>
          <table:table-cell office:value-type="float" office:value="15.83">
            <text:p>15.8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76">
            <text:p>376</text:p>
          </table:table-cell>
          <table:table-cell office:value-type="float" office:value="11260">
            <text:p>11260</text:p>
          </table:table-cell>
          <table:table-cell office:value-type="float" office:value="29188">
            <text:p>29188</text:p>
          </table:table-cell>
          <table:table-cell office:value-type="float" office:value="76186">
            <text:p>76186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29">
            <text:p>1.29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08.333333333333">
            <text:p>108.3333333333</text:p>
          </table:table-cell>
          <table:table-cell office:value-type="float" office:value="4590.33333333333">
            <text:p>4590.3333333333</text:p>
          </table:table-cell>
          <table:table-cell office:value-type="float" office:value="19411.3333333333">
            <text:p>19411.3333333333</text:p>
          </table:table-cell>
          <table:table-cell office:value-type="float" office:value="15.6166666666667">
            <text:p>15.616666666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39">
            <text:p>339</text:p>
          </table:table-cell>
          <table:table-cell office:value-type="float" office:value="11401">
            <text:p>11401</text:p>
          </table:table-cell>
          <table:table-cell office:value-type="float" office:value="31197">
            <text:p>31197</text:p>
          </table:table-cell>
          <table:table-cell office:value-type="float" office:value="84196">
            <text:p>84196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2">
            <text:p>1.2</text:p>
          </table:table-cell>
          <table:table-cell office:value-type="float" office:value="1.37">
            <text:p>1.3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1.04">
            <text:p>1.04</text:p>
          </table:table-cell>
          <table:table-cell office:value-type="float" office:value="1.2">
            <text:p>1.2</text:p>
          </table:table-cell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.2">
            <text:p>17.2</text:p>
          </table:table-cell>
          <table:table-cell office:value-type="float" office:value="30.3">
            <text:p>30.3</text:p>
          </table:table-cell>
          <table:table-cell office:value-type="float" office:value="35.1">
            <text:p>35.1</text:p>
          </table:table-cell>
          <table:table-cell office:value-type="float" office:value="16990">
            <text:p>16990</text:p>
          </table:table-cell>
          <table:table-cell office:value-type="float" office:value="17825">
            <text:p>17825</text:p>
          </table:table-cell>
          <table:table-cell office:value-type="float" office:value="20762">
            <text:p>207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6:06.53</dc:date>
    <dc:creator>Liam Widdess</dc:creator>
    <meta:editing-duration>P2DT3H30M59S</meta:editing-duration>
    <meta:editing-cycles>185</meta:editing-cycles>
    <meta:generator>OpenOffice/4.1.7$Win32 OpenOffice.org_project/417m1$Build-9800</meta:generator>
    <meta:document-statistic meta:table-count="8" meta:cell-count="1090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18">
                <text:p>14418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90">
                <text:p>14390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427">
                <text:p>10427</text:p>
              </table:table-cell>
              <table:table-cell office:value-type="float" office:value="13611">
                <text:p>13611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215">
                <text:p>10215</text:p>
              </table:table-cell>
              <table:table-cell office:value-type="float" office:value="13538">
                <text:p>13538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383">
                <text:p>10383</text:p>
              </table:table-cell>
              <table:table-cell office:value-type="float" office:value="13282">
                <text:p>13282</text:p>
              </table:table-cell>
              <table:table-cell office:value-type="float" office:value="19417">
                <text:p>1941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427">
                <text:p>10427</text:p>
              </table:table-cell>
              <table:table-cell office:value-type="float" office:value="13676">
                <text:p>13676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470">
                <text:p>10470</text:p>
              </table:table-cell>
              <table:table-cell office:value-type="float" office:value="13800">
                <text:p>13800</text:p>
              </table:table-cell>
              <table:table-cell office:value-type="float" office:value="18853">
                <text:p>1885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965">
                <text:p>9965</text:p>
              </table:table-cell>
              <table:table-cell office:value-type="float" office:value="13050">
                <text:p>13050</text:p>
              </table:table-cell>
              <table:table-cell office:value-type="float" office:value="19677">
                <text:p>1967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569">
                <text:p>9569</text:p>
              </table:table-cell>
              <table:table-cell office:value-type="float" office:value="13226">
                <text:p>13226</text:p>
              </table:table-cell>
              <table:table-cell office:value-type="float" office:value="19349">
                <text:p>19349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440">
                <text:p>9440</text:p>
              </table:table-cell>
              <table:table-cell office:value-type="float" office:value="13488">
                <text:p>13488</text:p>
              </table:table-cell>
              <table:table-cell office:value-type="float" office:value="18634">
                <text:p>1863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051">
                <text:p>9051</text:p>
              </table:table-cell>
              <table:table-cell office:value-type="float" office:value="13315">
                <text:p>13315</text:p>
              </table:table-cell>
              <table:table-cell office:value-type="float" office:value="18826">
                <text:p>188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498">
                <text:p>9498</text:p>
              </table:table-cell>
              <table:table-cell office:value-type="float" office:value="12889">
                <text:p>12889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569">
                <text:p>9569</text:p>
              </table:table-cell>
              <table:table-cell office:value-type="float" office:value="12758">
                <text:p>12758</text:p>
              </table:table-cell>
              <table:table-cell office:value-type="float" office:value="17843">
                <text:p>1784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376">
                <text:p>9376</text:p>
              </table:table-cell>
              <table:table-cell office:value-type="float" office:value="13446">
                <text:p>13446</text:p>
              </table:table-cell>
              <table:table-cell office:value-type="float" office:value="18634">
                <text:p>1863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20">
                <text:p>9220</text:p>
              </table:table-cell>
              <table:table-cell office:value-type="float" office:value="12200">
                <text:p>12200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835">
                <text:p>8835</text:p>
              </table:table-cell>
              <table:table-cell office:value-type="float" office:value="12138">
                <text:p>12138</text:p>
              </table:table-cell>
              <table:table-cell office:value-type="float" office:value="17283">
                <text:p>1728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92">
                <text:p>8692</text:p>
              </table:table-cell>
              <table:table-cell office:value-type="float" office:value="12214">
                <text:p>12214</text:p>
              </table:table-cell>
              <table:table-cell office:value-type="float" office:value="17090">
                <text:p>17090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381">
                <text:p>8381</text:p>
              </table:table-cell>
              <table:table-cell office:value-type="float" office:value="11992">
                <text:p>11992</text:p>
              </table:table-cell>
              <table:table-cell office:value-type="float" office:value="18132">
                <text:p>1813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94">
                <text:p>8494</text:p>
              </table:table-cell>
              <table:table-cell office:value-type="float" office:value="11635">
                <text:p>11635</text:p>
              </table:table-cell>
              <table:table-cell office:value-type="float" office:value="16476">
                <text:p>1647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375">
                <text:p>11375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060">
                <text:p>8060</text:p>
              </table:table-cell>
              <table:table-cell office:value-type="float" office:value="11998">
                <text:p>11998</text:p>
              </table:table-cell>
              <table:table-cell office:value-type="float" office:value="17037">
                <text:p>1703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920">
                <text:p>7920</text:p>
              </table:table-cell>
              <table:table-cell office:value-type="float" office:value="11648">
                <text:p>11648</text:p>
              </table:table-cell>
              <table:table-cell office:value-type="float" office:value="18025">
                <text:p>1802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998">
                <text:p>7998</text:p>
              </table:table-cell>
              <table:table-cell office:value-type="float" office:value="10906">
                <text:p>10906</text:p>
              </table:table-cell>
              <table:table-cell office:value-type="float" office:value="16482">
                <text:p>1648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766">
                <text:p>10766</text:p>
              </table:table-cell>
              <table:table-cell office:value-type="float" office:value="15499">
                <text:p>1549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55">
                <text:p>7855</text:p>
              </table:table-cell>
              <table:table-cell office:value-type="float" office:value="10655">
                <text:p>10655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02">
                <text:p>7902</text:p>
              </table:table-cell>
              <table:table-cell office:value-type="float" office:value="10550">
                <text:p>10550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427">
                <text:p>10427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444">
                <text:p>7444</text:p>
              </table:table-cell>
              <table:table-cell office:value-type="float" office:value="10751">
                <text:p>10751</text:p>
              </table:table-cell>
              <table:table-cell office:value-type="float" office:value="17329">
                <text:p>1732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4">
                <text:p>7844</text:p>
              </table:table-cell>
              <table:table-cell office:value-type="float" office:value="11704">
                <text:p>11704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40">
                <text:p>7940</text:p>
              </table:table-cell>
              <table:table-cell office:value-type="float" office:value="10970">
                <text:p>10970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46">
                <text:p>7846</text:p>
              </table:table-cell>
              <table:table-cell office:value-type="float" office:value="11263">
                <text:p>11263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444">
                <text:p>7444</text:p>
              </table:table-cell>
              <table:table-cell office:value-type="float" office:value="11833">
                <text:p>11833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92">
                <text:p>7592</text:p>
              </table:table-cell>
              <table:table-cell office:value-type="float" office:value="11795">
                <text:p>11795</text:p>
              </table:table-cell>
              <table:table-cell office:value-type="float" office:value="16554">
                <text:p>1655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16">
                <text:p>7716</text:p>
              </table:table-cell>
              <table:table-cell office:value-type="float" office:value="11510">
                <text:p>11510</text:p>
              </table:table-cell>
              <table:table-cell office:value-type="float" office:value="17716">
                <text:p>1771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532">
                <text:p>8532</text:p>
              </table:table-cell>
              <table:table-cell office:value-type="float" office:value="11662">
                <text:p>11662</text:p>
              </table:table-cell>
              <table:table-cell office:value-type="float" office:value="19009">
                <text:p>1900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76">
                <text:p>8976</text:p>
              </table:table-cell>
              <table:table-cell office:value-type="float" office:value="12032">
                <text:p>12032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31">
                <text:p>9031</text:p>
              </table:table-cell>
              <table:table-cell office:value-type="float" office:value="11720">
                <text:p>11720</text:p>
              </table:table-cell>
              <table:table-cell office:value-type="float" office:value="16227">
                <text:p>1622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720">
                <text:p>8720</text:p>
              </table:table-cell>
              <table:table-cell office:value-type="float" office:value="11524">
                <text:p>11524</text:p>
              </table:table-cell>
              <table:table-cell office:value-type="float" office:value="17516">
                <text:p>1751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535">
                <text:p>8535</text:p>
              </table:table-cell>
              <table:table-cell office:value-type="float" office:value="11451">
                <text:p>11451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858">
                <text:p>8858</text:p>
              </table:table-cell>
              <table:table-cell office:value-type="float" office:value="11607">
                <text:p>11607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852">
                <text:p>8852</text:p>
              </table:table-cell>
              <table:table-cell office:value-type="float" office:value="11650">
                <text:p>11650</text:p>
              </table:table-cell>
              <table:table-cell office:value-type="float" office:value="17631">
                <text:p>1763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80">
                <text:p>8480</text:p>
              </table:table-cell>
              <table:table-cell office:value-type="float" office:value="12320">
                <text:p>1232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516">
                <text:p>8516</text:p>
              </table:table-cell>
              <table:table-cell office:value-type="float" office:value="13084">
                <text:p>13084</text:p>
              </table:table-cell>
              <table:table-cell office:value-type="float" office:value="18966">
                <text:p>1896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700">
                <text:p>8700</text:p>
              </table:table-cell>
              <table:table-cell office:value-type="float" office:value="12162">
                <text:p>12162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492">
                <text:p>8492</text:p>
              </table:table-cell>
              <table:table-cell office:value-type="float" office:value="12044">
                <text:p>12044</text:p>
              </table:table-cell>
              <table:table-cell office:value-type="float" office:value="17230">
                <text:p>1723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372">
                <text:p>8372</text:p>
              </table:table-cell>
              <table:table-cell office:value-type="float" office:value="11926">
                <text:p>11926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317">
                <text:p>8317</text:p>
              </table:table-cell>
              <table:table-cell office:value-type="float" office:value="12612">
                <text:p>12612</text:p>
              </table:table-cell>
              <table:table-cell office:value-type="float" office:value="18410">
                <text:p>1841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478">
                <text:p>8478</text:p>
              </table:table-cell>
              <table:table-cell office:value-type="float" office:value="11865">
                <text:p>11865</text:p>
              </table:table-cell>
              <table:table-cell office:value-type="float" office:value="16823">
                <text:p>1682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199">
                <text:p>9199</text:p>
              </table:table-cell>
              <table:table-cell office:value-type="float" office:value="12028">
                <text:p>12028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83">
                <text:p>8883</text:p>
              </table:table-cell>
              <table:table-cell office:value-type="float" office:value="12096">
                <text:p>12096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74">
                <text:p>8874</text:p>
              </table:table-cell>
              <table:table-cell office:value-type="float" office:value="12315">
                <text:p>12315</text:p>
              </table:table-cell>
              <table:table-cell office:value-type="float" office:value="18526">
                <text:p>1852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888">
                <text:p>7888</text:p>
              </table:table-cell>
              <table:table-cell office:value-type="float" office:value="11709">
                <text:p>11709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7424">
                <text:p>7424</text:p>
              </table:table-cell>
              <table:table-cell office:value-type="float" office:value="11865">
                <text:p>11865</text:p>
              </table:table-cell>
              <table:table-cell office:value-type="float" office:value="18113">
                <text:p>1811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172">
                <text:p>8172</text:p>
              </table:table-cell>
              <table:table-cell office:value-type="float" office:value="11396">
                <text:p>11396</text:p>
              </table:table-cell>
              <table:table-cell office:value-type="float" office:value="18536">
                <text:p>1853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7325">
                <text:p>7325</text:p>
              </table:table-cell>
              <table:table-cell office:value-type="float" office:value="11685">
                <text:p>11685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875">
                <text:p>6875</text:p>
              </table:table-cell>
              <table:table-cell office:value-type="float" office:value="11300">
                <text:p>1130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7750">
                <text:p>7750</text:p>
              </table:table-cell>
              <table:table-cell office:value-type="float" office:value="11955">
                <text:p>11955</text:p>
              </table:table-cell>
              <table:table-cell office:value-type="float" office:value="17976">
                <text:p>1797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582">
                <text:p>7582</text:p>
              </table:table-cell>
              <table:table-cell office:value-type="float" office:value="11637">
                <text:p>11637</text:p>
              </table:table-cell>
              <table:table-cell office:value-type="float" office:value="18536">
                <text:p>1853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325">
                <text:p>7325</text:p>
              </table:table-cell>
              <table:table-cell office:value-type="float" office:value="11142">
                <text:p>11142</text:p>
              </table:table-cell>
              <table:table-cell office:value-type="float" office:value="18032">
                <text:p>1803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6875">
                <text:p>6875</text:p>
              </table:table-cell>
              <table:table-cell office:value-type="float" office:value="11381">
                <text:p>11381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750">
                <text:p>7750</text:p>
              </table:table-cell>
              <table:table-cell office:value-type="float" office:value="11804">
                <text:p>11804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000">
                <text:p>8000</text:p>
              </table:table-cell>
              <table:table-cell office:value-type="float" office:value="11520">
                <text:p>11520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7975">
                <text:p>7975</text:p>
              </table:table-cell>
              <table:table-cell office:value-type="float" office:value="11592">
                <text:p>11592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8370">
                <text:p>8370</text:p>
              </table:table-cell>
              <table:table-cell office:value-type="float" office:value="12132">
                <text:p>12132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8514">
                <text:p>8514</text:p>
              </table:table-cell>
              <table:table-cell office:value-type="float" office:value="12710">
                <text:p>12710</text:p>
              </table:table-cell>
              <table:table-cell office:value-type="float" office:value="22960">
                <text:p>2296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550">
                <text:p>8550</text:p>
              </table:table-cell>
              <table:table-cell office:value-type="float" office:value="12348">
                <text:p>12348</text:p>
              </table:table-cell>
              <table:table-cell office:value-type="float" office:value="20608">
                <text:p>2060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8575">
                <text:p>8575</text:p>
              </table:table-cell>
              <table:table-cell office:value-type="float" office:value="13320">
                <text:p>13320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8891">
                <text:p>8891</text:p>
              </table:table-cell>
              <table:table-cell office:value-type="float" office:value="13260">
                <text:p>13260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8136">
                <text:p>8136</text:p>
              </table:table-cell>
              <table:table-cell office:value-type="float" office:value="13221">
                <text:p>13221</text:p>
              </table:table-cell>
              <table:table-cell office:value-type="float" office:value="22960">
                <text:p>2296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144">
                <text:p>9144</text:p>
              </table:table-cell>
              <table:table-cell office:value-type="float" office:value="13248">
                <text:p>13248</text:p>
              </table:table-cell>
              <table:table-cell office:value-type="float" office:value="22425">
                <text:p>2242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0402">
                <text:p>10402</text:p>
              </table:table-cell>
              <table:table-cell office:value-type="float" office:value="15561">
                <text:p>15561</text:p>
              </table:table-cell>
              <table:table-cell office:value-type="float" office:value="26210">
                <text:p>2621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9400">
                <text:p>9400</text:p>
              </table:table-cell>
              <table:table-cell office:value-type="float" office:value="15788">
                <text:p>15788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8475">
                <text:p>8475</text:p>
              </table:table-cell>
              <table:table-cell office:value-type="float" office:value="14679">
                <text:p>14679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8140">
                <text:p>8140</text:p>
              </table:table-cell>
              <table:table-cell office:value-type="float" office:value="15828">
                <text:p>15828</text:p>
              </table:table-cell>
              <table:table-cell office:value-type="float" office:value="31864">
                <text:p>3186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9939">
                <text:p>9939</text:p>
              </table:table-cell>
              <table:table-cell office:value-type="float" office:value="17253">
                <text:p>17253</text:p>
              </table:table-cell>
              <table:table-cell office:value-type="float" office:value="38905">
                <text:p>3890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9831">
                <text:p>9831</text:p>
              </table:table-cell>
              <table:table-cell office:value-type="float" office:value="17411">
                <text:p>17411</text:p>
              </table:table-cell>
              <table:table-cell office:value-type="float" office:value="40625">
                <text:p>4062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0273">
                <text:p>10273</text:p>
              </table:table-cell>
              <table:table-cell office:value-type="float" office:value="17833">
                <text:p>17833</text:p>
              </table:table-cell>
              <table:table-cell office:value-type="float" office:value="43978">
                <text:p>4397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0692">
                <text:p>10692</text:p>
              </table:table-cell>
              <table:table-cell office:value-type="float" office:value="21889">
                <text:p>21889</text:p>
              </table:table-cell>
              <table:table-cell office:value-type="float" office:value="51074">
                <text:p>5107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0846">
                <text:p>10846</text:p>
              </table:table-cell>
              <table:table-cell office:value-type="float" office:value="23640">
                <text:p>23640</text:p>
              </table:table-cell>
              <table:table-cell office:value-type="float" office:value="56444">
                <text:p>5644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0983">
                <text:p>10983</text:p>
              </table:table-cell>
              <table:table-cell office:value-type="float" office:value="25435">
                <text:p>25435</text:p>
              </table:table-cell>
              <table:table-cell office:value-type="float" office:value="62379">
                <text:p>6237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120">
                <text:p>11120</text:p>
              </table:table-cell>
              <table:table-cell office:value-type="float" office:value="27406">
                <text:p>27406</text:p>
              </table:table-cell>
              <table:table-cell office:value-type="float" office:value="68938">
                <text:p>6893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1260">
                <text:p>11260</text:p>
              </table:table-cell>
              <table:table-cell office:value-type="float" office:value="29188">
                <text:p>29188</text:p>
              </table:table-cell>
              <table:table-cell office:value-type="float" office:value="76186">
                <text:p>7618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401">
                <text:p>11401</text:p>
              </table:table-cell>
              <table:table-cell office:value-type="float" office:value="31197">
                <text:p>31197</text:p>
              </table:table-cell>
              <table:table-cell office:value-type="float" office:value="84196">
                <text:p>8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590.33333333333">
                <text:p>459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2cm" svg:y="1.404cm" svg:width="30.90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5.6166666666667">
                <text:p>15.6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cm" svg:y="1.352cm" svg:width="31.36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1025453287497">
                <text:p>1.0102545328749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398301608117">
                <text:p>0.9739830160811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4410844531929">
                <text:p>0.99441084453192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1252868819553">
                <text:p>1.0125286881955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5894515628089">
                <text:p>0.96589451562808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4172111111111">
                <text:p>0.99417211111111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8857273219712">
                <text:p>0.93885727321971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4715841245754">
                <text:p>0.92471584124575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850985014281">
                <text:p>1.0085098501428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710531810379">
                <text:p>1.0071053181037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4661507480955">
                <text:p>0.94466150748095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3590532696875">
                <text:p>0.96359053269687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5613184678821">
                <text:p>0.95561318467882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9163172538464">
                <text:p>0.97916317253846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9538250692773">
                <text:p>0.93953825069277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9791898687826">
                <text:p>0.97979189868782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1521767861363">
                <text:p>0.98152176786136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8425079460876">
                <text:p>0.93842507946087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83964431715976">
                <text:p>0.98396443171597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3580311588177">
                <text:p>0.9358031158817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71882454234468">
                <text:p>0.97188245423446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1439574369563">
                <text:p>0.9143957436956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0256050238348">
                <text:p>0.95025605023834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272916270751">
                <text:p>0.97827291627075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82212854518093">
                <text:p>0.88221285451809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1665968947372">
                <text:p>1.0166596894737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4710570187932">
                <text:p>0.9471057018793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91600731949031">
                <text:p>0.99160073194903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0717336255795">
                <text:p>0.98071733625579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663366841697">
                <text:p>1.0566336684169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4640776373919">
                <text:p>1.0464077637391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2504739189392">
                <text:p>0.98250473918939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30325611167">
                <text:p>1.0863032561116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085163477156">
                <text:p>1.0808516347715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97940327043">
                <text:p>1.059794032704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9870076061056">
                <text:p>0.97987007606105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7129484070117">
                <text:p>1.0712948407011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69811462978863">
                <text:p>0.96981146297886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2718059851703">
                <text:p>1.0271805985170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859531229162">
                <text:p>1.0285953122916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342616864669">
                <text:p>0.97834261686466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6813959486295">
                <text:p>0.97681395948629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9288552204952">
                <text:p>0.9928855220495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1485580189146">
                <text:p>1.0148558018914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07925684195026">
                <text:p>0.90792568419502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38319265722293">
                <text:p>0.93831926572229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2339072580294">
                <text:p>1.0233907258029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87911110673207">
                <text:p>0.98791111067320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8110412597656">
                <text:p>1.0811041259765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869686025100023">
                <text:p>0.86968602510002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2550825876277">
                <text:p>0.9255082587627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4369505595148">
                <text:p>0.9436950559514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4127020461941">
                <text:p>1.0412702046194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2069817734153">
                <text:p>1.0206981773415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888581414406962">
                <text:p>0.88858141440696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046877432642">
                <text:p>1.004687743264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43506094334003">
                <text:p>0.94350609433400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3968962600439">
                <text:p>1.0396896260043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82776042227069">
                <text:p>0.98277604222706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1644931640625">
                <text:p>1.0164493164062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6867320415879">
                <text:p>1.0686732041587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5286150379945">
                <text:p>1.1528615037994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0.996800420136823">
                <text:p>0.99680042013682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6182423990004">
                <text:p>1.0618242399000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2563152274248">
                <text:p>1.1256315227424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4405625">
                <text:p>1.0440562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628382214739">
                <text:p>1.1062838221473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981955329382049">
                <text:p>0.98195532938204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5750907589732">
                <text:p>1.0575090758973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3039954134396">
                <text:p>1.303995413439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32874796499484">
                <text:p>1.3287479649948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21683653898797">
                <text:p>1.2168365389879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34477018164719">
                <text:p>1.3447701816471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32557108447207">
                <text:p>1.3255710844720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43738256041163">
                <text:p>1.4373825604116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34643944639102">
                <text:p>1.3464394463910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8539.75">
                <text:p>18539.7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9411.3333333333">
                <text:p>19411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